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ono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c9211e" loext:opacity="100%"/>
    </style:style>
    <style:style style:name="T2" style:family="text">
      <style:text-properties fo:color="#81d41a" loext:opacity="100%"/>
    </style:style>
    <style:style style:name="T3" style:family="text">
      <style:text-properties fo:color="#2a6099" loext:opacity="100%"/>
    </style:style>
    <style:style style:name="T4" style:family="text">
      <style:text-properties fo:color="#b47804" loext:opacity="100%"/>
    </style:style>
    <style:style style:name="T5" style:family="text">
      <style:text-properties fo:color="#800080" loext:opacity="100%"/>
    </style:style>
    <style:style style:name="T6" style:family="text">
      <style:text-properties fo:color="#ffbf00" loext:opacity="100%"/>
    </style:style>
    <style:style style:name="T7" style:family="text">
      <style:text-properties fo:color="#ffbf00" loext:opacity="100%" fo:background-color="transparent" loext:char-shading-value="0"/>
    </style:style>
    <style:style style:name="T8" style:family="text">
      <style:text-properties fo:color="#ffbf00" loext:opacity="100%" fo:background-color="#ff0000" loext:char-shading-value="0"/>
    </style:style>
    <style:style style:name="T9" style:family="text">
      <style:text-properties fo:color="#ffbf00" loext:opacity="100%" fo:background-color="#ff0000" loext:char-shading-value="0"/>
    </style:style>
    <style:style style:name="T10" style:family="text">
      <style:text-properties fo:color="#ff4000" loext:opacity="100%"/>
    </style:style>
    <style:style style:name="T11" style:family="text">
      <style:text-properties fo:color="#ff0000" loext:opacity="100%"/>
    </style:style>
    <style:style style:name="T12" style:family="text">
      <style:text-properties fo:color="#666666" loext:opacity="100%"/>
    </style:style>
    <style:style style:name="T13" style:family="text">
      <style:text-properties fo:color="#e6e905" loext:opacity="100%"/>
    </style:style>
    <style:style style:name="T14" style:family="text">
      <style:text-properties fo:color="#acb20c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background-color="#ffff00" loext:char-shading-value="0"/>
    </style:style>
    <style:style style:name="T17" style:family="text">
      <style:text-properties fo:color="#000000" loext:opacity="100%" fo:background-color="#ffff00" loext:char-shading-value="0"/>
    </style:style>
    <style:style style:name="T18" style:family="text">
      <style:text-properties fo:color="#000000" loext:opacity="100%" fo:background-color="transparent" loext:char-shading-value="0"/>
    </style:style>
    <style:style style:name="T19" style:family="text">
      <style:text-properties fo:color="#55308d" loext:opacity="100%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000000 <text:s/><text:span text:style-name="T2">7f 45 4c 46</text:span> <text:span text:style-name="T3">02</text:span> <text:span text:style-name="T6">01</text:span> <text:span text:style-name="T5">01</text:span> <text:span text:style-name="T10">00</text:span> <text:s/><text:span text:style-name="T2">00</text:span> <text:span text:style-name="T3">00 00 00 00 00 00 00</text:span> <text:s/>|.ELF............|</text:p>
      <text:p text:style-name="P1">00000010 <text:s/><text:span text:style-name="T6">03 00</text:span> <text:span text:style-name="T5">3e 00</text:span> <text:span text:style-name="T10"><office:annotation office:name="__Annotation__1_177473112" loext:resolved="false"><dc:creator>Unknown Author</dc:creator><dc:date>2021-12-04T23:32:32.013906577</dc:date><text:p text:style-name="P2"><text:span text:style-name="T20">Elf Version</text:span></text:p></office:annotation></text:span><text:span text:style-name="T10">01 00 00 00</text:span><office:annotation-end office:name="__Annotation__1_177473112"/> <text:s/><text:span text:style-name="T2">c0 12 00 00 00 00 00 00</text:span> <text:s/>|..&gt;.............|</text:p>
      <text:p text:style-name="P1">00000020 <text:s/><text:span text:style-name="T3">40 00 00 00 00 00 00 00</text:span> <text:s/><office:annotation loext:resolved="false"><dc:creator>Unknown Author</dc:creator><dc:date>2021-12-04T23:36:12.852975304</dc:date><text:p text:style-name="P2"><text:span text:style-name="T20">Points to the start of the section header table.</text:span></text:p></office:annotation><text:span text:style-name="T9">50 3b 00 00 00 00 00 00</text:span> <text:s/>|@.......P;......|</text:p>
      <text:p text:style-name="P1"><office:annotation office:name="__Annotation__17_177473112" loext:resolved="false"><dc:creator>Unknown Author</dc:creator><dc:date>2021-12-04T23:38:43.401971753</dc:date><text:p text:style-name="P2"><text:span text:style-name="T20">Last part of file header.</text:span></text:p></office:annotation>00000030<office:annotation-end office:name="__Annotation__17_177473112"/> <text:s/><text:span text:style-name="T5">00 00 00 00</text:span> <text:span text:style-name="T10">40 00</text:span> <text:span text:style-name="T2">38 00</text:span> <text:s/><text:span text:style-name="T3">0d 00</text:span> <text:span text:style-name="T6">40 00</text:span> <text:span text:style-name="T5">1f 00</text:span> <text:span text:style-name="T10">1e 00</text:span> <text:s/>|....@.8...@.....|</text:p>
      <text:p text:style-name="P1">00000040 <text:s/><text:span text:style-name="T2">06 00 00 00</text:span> <text:span text:style-name="T3">04 00 00 00</text:span> <text:s/><text:span text:style-name="T6">40 00 00 00 00 00 00 00</text:span> <text:s/>|........@.......|</text:p>
      <text:p text:style-name="P1">00000050 <text:s/><text:span text:style-name="T5">40 00 00 00 00 00 00 00</text:span> <text:s/><text:span text:style-name="T10">40 00 00 00 00 00 00 00</text:span> <text:s/>|@.......@.......|</text:p>
      <text:p text:style-name="P1">00000060 <text:s/><text:span text:style-name="T2">d8 02 00 00 00 00 00 00</text:span> <text:s/><text:span text:style-name="T3">d8 02 00 00 00 00 00 00</text:span> <text:s/>|................|</text:p>
      <text:p text:style-name="P1">00000070 <text:s/><text:span text:style-name="T6">08 00 00 00</text:span> <text:span text:style-name="T5">00 00 00 00 <text:s/>03 00 00 00</text:span><text:span text:style-name="T5"><office:annotation loext:resolved="false"><dc:creator>Unknown Author</dc:creator><dc:date>2021-12-04T23:47:52.218214272</dc:date><text:p text:style-name="P2"><text:span text:style-name="T20">End of Program Header (size).</text:span></text:p></office:annotation></text:span> 04 00 00 00 <text:s/>|................|</text:p>
      <text:p text:style-name="P1">00000080 <text:s/>18 03 00 00 00 00 00 00 <text:s/>18 03 00 00 00 00 00 00 <text:s/>|................|</text:p>
      <text:p text:style-name="P1">00000090 <text:s/>18 03 00 00 00 00 00 00 <text:s/>1c 00 00 00 00 00 00 00 <text:s/>|................|</text:p>
      <text:p text:style-name="P1">000000a0 <text:s/>1c 00 00 00 00 00 00 00 <text:s/>01 00 00 00 00 00 00 00 <text:s/>|................|</text:p>
      <text:p text:style-name="P1">000000b0 <text:s/>01 00 00 00 04 00 00 00 <text:s/>00 00 00 00 00 00 00 00 <text:s/>|................|</text:p>
      <text:p text:style-name="P1">000000c0 <text:s/>00 00 00 00 00 00 00 00 <text:s/>00 00 00 00 00 00 00 00 <text:s/>|................|</text:p>
      <text:p text:style-name="P1">000000d0 <text:s/>88 0a 00 00 00 00 00 00 <text:s/>88 0a 00 00 00 00 00 00 <text:s/>|................|</text:p>
      <text:p text:style-name="P1">000000e0 <text:s/>00 10 00 00 00 00 00 00 <text:s/>01 00 00 00 05 00 00 00 <text:s/>|................|</text:p>
      <text:p text:style-name="P1">000000f0 <text:s/>00 10 00 00 00 00 00 00 <text:s/>00 10 00 00 00 00 00 00 <text:s/>|................|</text:p>
      <text:p text:style-name="P1">00000100 <text:s/>00 10 00 00 00 00 00 00 <text:s/>95 0e 00 00 00 00 00 00 <text:s/>|................|</text:p>
      <text:p text:style-name="P1">00000110 <text:s/>95 0e 00 00 00 00 00 00 <text:s/>00 10 00 00 00 00 00 00 <text:s/>|................|</text:p>
      <text:p text:style-name="P1">00000120 <text:s/>01 00 00 00 04 00 00 00 <text:s/>00 20 00 00 00 00 00 00 <text:s/>|......... ......|</text:p>
      <text:p text:style-name="P1">00000130 <text:s/>00 20 00 00 00 00 00 00 <text:s/>00 20 00 00 00 00 00 00 <text:s/>|. ....... ......|</text:p>
      <text:p text:style-name="P1">00000140 <text:s/>e8 02 00 00 00 00 00 00 <text:s/>e8 02 00 00 00 00 00 00 <text:s/>|................|</text:p>
      <text:p text:style-name="P1">00000150 <text:s/>00 10 00 00 00 00 00 00 <text:s/>01 00 00 00 06 00 00 00 <text:s/>|................|</text:p>
      <text:p text:style-name="P1">00000160 <text:s/>20 2d 00 00 00 00 00 00 <text:s/>20 3d 00 00 00 00 00 00 <text:s/>| -...... =......|</text:p>
      <text:p text:style-name="P1">00000170 <text:s/>20 3d 00 00 00 00 00 00 <text:s/>44 03 00 00 00 00 00 00 <text:s/>| =......D.......|</text:p>
      <text:p text:style-name="P1">00000180 <text:s/>48 03 00 00 00 00 00 00 <text:s/>00 10 00 00 00 00 00 00 <text:s/>|H...............|</text:p>
      <text:p text:style-name="P1">00000190 <text:s/>02 00 00 00 06 00 00 00 <text:s/>30 2d 00 00 00 00 00 00 <text:s/>|........0-......|</text:p>
      <text:p text:style-name="P1">000001a0 <text:s/>30 3d 00 00 00 00 00 00 <text:s/>30 3d 00 00 00 00 00 00 <text:s/>|0=......0=......|</text:p>
      <text:p text:style-name="P1">000001b0 <text:s/>f0 01 00 00 00 00 00 00 <text:s/>f0 01 00 00 00 00 00 00 <text:s/>|................|</text:p>
      <text:p text:style-name="P1">000001c0 <text:s/>08 00 00 00 00 00 00 00 <text:s/>04 00 00 00 04 00 00 00 <text:s/>|................|</text:p>
      <text:p text:style-name="P1">000001d0 <text:s/>38 03 00 00 00 00 00 00 <text:s/>38 03 00 00 00 00 00 00 <text:s/>|8.......8.......|</text:p>
      <text:p text:style-name="P1">000001e0 <text:s/>38 03 00 00 00 00 00 00 <text:s/>30 00 00 00 00 00 00 00 <text:s/>|8.......0.......|</text:p>
      <text:p text:style-name="P1">000001f0 <text:s/>30 00 00 00 00 00 00 00 <text:s/>08 00 00 00 00 00 00 00 <text:s/>|0...............|</text:p>
      <text:p text:style-name="P1">00000200 <text:s/>04 00 00 00 04 00 00 00 <text:s/>68 03 00 00 00 00 00 00 <text:s/>|........h.......|</text:p>
      <text:p text:style-name="P1">00000210 <text:s/>68 03 00 00 00 00 00 00 <text:s/>68 03 00 00 00 00 00 00 <text:s/>|h.......h.......|</text:p>
      <text:p text:style-name="P1">00000220 <text:s/>44 00 00 00 00 00 00 00 <text:s/>44 00 00 00 00 00 00 00 <text:s/>|D.......D.......|</text:p>
      <text:p text:style-name="P1">00000230 <text:s/>04 00 00 00 00 00 00 00 <text:s/>53 e5 74 64 04 00 00 00 <text:s/>|........S.td....|</text:p>
      <text:p text:style-name="P1">00000240 <text:s/>38 03 00 00 00 00 00 00 <text:s/>38 03 00 00 00 00 00 00 <text:s/>|8.......8.......|</text:p>
      <text:p text:style-name="P1">00000250 <text:s/>38 03 00 00 00 00 00 00 <text:s/>30 00 00 00 00 00 00 00 <text:s/>|8.......0.......|</text:p>
      <text:p text:style-name="P1">00000260 <text:s/>30 00 00 00 00 00 00 00 <text:s/>08 00 00 00 00 00 00 00 <text:s/>|0...............|</text:p>
      <text:p text:style-name="P1">00000270 <text:s/>50 e5 74 64 04 00 00 00 <text:s/>20 21 00 00 00 00 00 00 <text:s/>|P.td.... !......|</text:p>
      <text:p text:style-name="P1">00000280 <text:s/>20 21 00 00 00 00 00 00 <text:s/>20 21 00 00 00 00 00 00 <text:s/>| !...... !......|</text:p>
      <text:p text:style-name="P1">00000290 <text:s/>5c 00 00 00 00 00 00 00 <text:s/>5c 00 00 00 00 00 00 00 <text:s/>|\.......\.......|</text:p>
      <text:p text:style-name="P1">000002a0 <text:s/>04 00 00 00 00 00 00 00 <text:s/>51 e5 74 64 06 00 00 00 <text:s/>|........Q.td....|</text:p>
      <text:p text:style-name="P1">000002b0 <text:s/>00 00 00 00 00 00 00 00 <text:s/>00 00 00 00 00 00 00 00 <text:s/>|................|</text:p>
      <text:p text:style-name="P1">*</text:p>
      <text:p text:style-name="P1">000002d0 <text:s/>00 00 00 00 00 00 00 00 <text:s/>10 00 00 00 00 00 00 00 <text:s/>|................|</text:p>
      <text:p text:style-name="P1">000002e0 <text:s/>52 e5 74 64 04 00 00 00 <text:s/>20 2d 00 00 00 00 00 00 <text:s/>|R.td.... -......|</text:p>
      <text:p text:style-name="P1">000002f0 <text:s/>20 3d 00 00 00 00 00 00 <text:s/>20 3d 00 00 00 00 00 00 <text:s/>| =...... =......|</text:p>
      <text:p text:style-name="P1">00000300 <text:s/>e0 02 00 00 00 00 00 00 <text:s/>e0 02 00 00 00 00 00 00 <text:s/>|................|</text:p>
      <text:p text:style-name="P1">00000310 <text:s/>01 00 00 00 00 00 00 00 <text:s/>2f 6c 69 62 36 34 2f 6c <text:s/>|......../lib64/l|</text:p>
      <text:p text:style-name="P1">00000320 <text:s/>64 2d 6c 69 6e 75 78 2d <text:s/>78 38 36 2d 36 34 2e 73 <text:s/>|d-linux-x86-64.s|</text:p>
      <text:p text:style-name="P1">00000330 <text:s/>6f 2e 32 00 00 00 00 00 <text:s/>04 00 00 00 20 00 00 00 <text:s/>|o.2......... ...|</text:p>
      <text:p text:style-name="P1">00000340 <text:s/>05 00 00 00 47 4e 55 00 <text:s/>02 00 00 c0 04 00 00 00 <text:s/>|....GNU.........|</text:p>
      <text:p text:style-name="P1">00000350 <text:s/>03 00 00 00 00 00 00 00 <text:s/>02 80 00 c0 04 00 00 00 <text:s/>|................|</text:p>
      <text:p text:style-name="P1">00000360 <text:s/>01 00 00 00 00 00 00 00 <text:s/>04 00 00 00 14 00 00 00 <text:s/>|................|</text:p>
      <text:p text:style-name="P1">00000370 <text:s/>03 00 00 00 47 4e 55 00 <text:s/>fa a9 f6 05 0d 4a 0f b0 <text:s/>|....GNU......J..|</text:p>
      <text:p text:style-name="P1">00000380 <text:s/>63 cb f5 74 f5 c6 ee 13 <text:s/>bb d6 ec 37 04 00 00 00 <text:s/>|c..t.......7....|</text:p>
      <text:p text:style-name="P1">00000390 <text:s/>10 00 00 00 01 00 00 00 <text:s/>47 4e 55 00 00 00 00 00 <text:s/>|........GNU.....|</text:p>
      <text:p text:style-name="P1"><text:soft-page-break/>000003a0 <text:s/>03 00 00 00 02 00 00 00 <text:s/>00 00 00 00 00 00 00 00 <text:s/>|................|</text:p>
      <text:p text:style-name="P1">000003b0 <text:s/>02 00 00 00 19 00 00 00 <text:s/>01 00 00 00 06 00 00 00 <text:s/>|................|</text:p>
      <text:p text:style-name="P1">000003c0 <text:s/>00 00 81 00 00 00 00 00 <text:s/>19 00 00 00 00 00 00 00 <text:s/>|................|</text:p>
      <text:p text:style-name="P1">000003d0 <text:s/>d1 65 ce 6d 00 00 00 00 <text:s/>00 00 00 00 00 00 00 00 <text:s/>|.e.m............|</text:p>
      <text:p text:style-name="P1">000003e0 <text:s/>00 00 00 00 00 00 00 00 <text:s/>00 00 00 00 00 00 00 00 <text:s/>|................|</text:p>
      <text:p text:style-name="P1">000003f0 <text:s/>99 00 00 00 12 00 00 00 <text:s/>00 00 00 00 00 00 00 00 <text:s/>|................|</text:p>
      <text:p text:style-name="P1">00000400 <text:s/>00 00 00 00 00 00 00 00 <text:s/>d4 00 00 00 20 00 00 00 <text:s/>|............ ...|</text:p>
      <text:p text:style-name="P1">00000410 <text:s/>00 00 00 00 00 00 00 00 <text:s/>00 00 00 00 00 00 00 00 <text:s/>|................|</text:p>
      <text:p text:style-name="P1">00000420 <text:s/>12 00 00 00 12 00 00 00 <text:s/>00 00 00 00 00 00 00 00 <text:s/>|................|</text:p>
      <text:p text:style-name="P1">00000430 <text:s/>00 00 00 00 00 00 00 00 <text:s/>69 00 00 00 12 00 00 00 <text:s/>|........i.......|</text:p>
      <text:p text:style-name="P1">00000440 <text:s/>00 00 00 00 00 00 00 00 <text:s/>00 00 00 00 00 00 00 00 <text:s/>|................|</text:p>
      <text:p text:style-name="P1">00000450 <text:s/>54 00 00 00 12 00 00 00 <text:s/>00 00 00 00 00 00 00 00 <text:s/>|T...............|</text:p>
      <text:p text:style-name="P1">00000460 <text:s/>00 00 00 00 00 00 00 00 <text:s/>38 00 00 00 12 00 00 00 <text:s/>|........8.......|</text:p>
      <text:p text:style-name="P1">00000470 <text:s/>00 00 00 00 00 00 00 00 <text:s/>00 00 00 00 00 00 00 00 <text:s/>|................|</text:p>
      <text:p text:style-name="P1">00000480 <text:s/>1c 00 00 00 12 00 00 00 <text:s/>00 00 00 00 00 00 00 00 <text:s/>|................|</text:p>
      <text:p text:style-name="P1">00000490 <text:s/>00 00 00 00 00 00 00 00 <text:s/>92 00 00 00 12 00 00 00 <text:s/>|................|</text:p>
      <text:p text:style-name="P1">000004a0 <text:s/>00 00 00 00 00 00 00 00 <text:s/>00 00 00 00 00 00 00 00 <text:s/>|................|</text:p>
      <text:p text:style-name="P1">000004b0 <text:s/>90 00 00 00 12 00 00 00 <text:s/>00 00 00 00 00 00 00 00 <text:s/>|................|</text:p>
      <text:p text:style-name="P1">000004c0 <text:s/>00 00 00 00 00 00 00 00 <text:s/>3f 00 00 00 12 00 00 00 <text:s/>|........?.......|</text:p>
      <text:p text:style-name="P1">000004d0 <text:s/>00 00 00 00 00 00 00 00 <text:s/>00 00 00 00 00 00 00 00 <text:s/>|................|</text:p>
      <text:p text:style-name="P1">000004e0 <text:s/>7e 00 00 00 12 00 00 00 <text:s/>00 00 00 00 00 00 00 00 <text:s/>|~...............|</text:p>
      <text:p text:style-name="P1">000004f0 <text:s/>00 00 00 00 00 00 00 00 <text:s/>01 00 00 00 12 00 00 00 <text:s/>|................|</text:p>
      <text:p text:style-name="P1">00000500 <text:s/>00 00 00 00 00 00 00 00 <text:s/>00 00 00 00 00 00 00 00 <text:s/>|................|</text:p>
      <text:p text:style-name="P1">00000510 <text:s/>46 00 00 00 12 00 00 00 <text:s/>00 00 00 00 00 00 00 00 <text:s/>|F...............|</text:p>
      <text:p text:style-name="P1">00000520 <text:s/>00 00 00 00 00 00 00 00 <text:s/>33 00 00 00 12 00 00 00 <text:s/>|........3.......|</text:p>
      <text:p text:style-name="P1">00000530 <text:s/>00 00 00 00 00 00 00 00 <text:s/>00 00 00 00 00 00 00 00 <text:s/>|................|</text:p>
      <text:p text:style-name="P1">00000540 <text:s/>f0 00 00 00 20 00 00 00 <text:s/>00 00 00 00 00 00 00 00 <text:s/>|.... ...........|</text:p>
      <text:p text:style-name="P1">00000550 <text:s/>00 00 00 00 00 00 00 00 <text:s/>0d 00 00 00 12 00 00 00 <text:s/>|................|</text:p>
      <text:p text:style-name="P1">00000560 <text:s/>00 00 00 00 00 00 00 00 <text:s/>00 00 00 00 00 00 00 00 <text:s/>|................|</text:p>
      <text:p text:style-name="P1">00000570 <text:s/>4d 00 00 00 12 00 00 00 <text:s/>00 00 00 00 00 00 00 00 <text:s/>|M...............|</text:p>
      <text:p text:style-name="P1">00000580 <text:s/>00 00 00 00 00 00 00 00 <text:s/>17 00 00 00 12 00 00 00 <text:s/>|................|</text:p>
      <text:p text:style-name="P1">00000590 <text:s/>00 00 00 00 00 00 00 00 <text:s/>00 00 00 00 00 00 00 00 <text:s/>|................|</text:p>
      <text:p text:style-name="P1">000005a0 <text:s/>5b 00 00 00 12 00 00 00 <text:s/>00 00 00 00 00 00 00 00 <text:s/>|[...............|</text:p>
      <text:p text:style-name="P1">000005b0 <text:s/>00 00 00 00 00 00 00 00 <text:s/>2d 00 00 00 12 00 00 00 <text:s/>|........-.......|</text:p>
      <text:p text:style-name="P1">000005c0 <text:s/>00 00 00 00 00 00 00 00 <text:s/>00 00 00 00 00 00 00 00 <text:s/>|................|</text:p>
      <text:p text:style-name="P1">000005d0 <text:s/>07 00 00 00 12 00 00 00 <text:s/>00 00 00 00 00 00 00 00 <text:s/>|................|</text:p>
      <text:p text:style-name="P1">000005e0 <text:s/>00 00 00 00 00 00 00 00 <text:s/>62 00 00 00 12 00 00 00 <text:s/>|........b.......|</text:p>
      <text:p text:style-name="P1">000005f0 <text:s/>00 00 00 00 00 00 00 00 <text:s/>00 00 00 00 00 00 00 00 <text:s/>|................|</text:p>
      <text:p text:style-name="P1">00000600 <text:s/>ff 00 00 00 20 00 00 00 <text:s/>00 00 00 00 00 00 00 00 <text:s/>|.... ...........|</text:p>
      <text:p text:style-name="P1">00000610 <text:s/>00 00 00 00 00 00 00 00 <text:s/>02 00 00 00 12 00 00 00 <text:s/>|................|</text:p>
      <text:p text:style-name="P1">00000620 <text:s/>00 00 00 00 00 00 00 00 <text:s/>00 00 00 00 00 00 00 00 <text:s/>|................|</text:p>
      <text:p text:style-name="P1">00000630 <text:s/>6f 00 00 00 22 00 00 00 <text:s/>00 00 00 00 00 00 00 00 <text:s/>|o..."...........|</text:p>
      <text:p text:style-name="P1">00000640 <text:s/>00 00 00 00 00 00 00 00 <text:s/>00 73 72 61 6e 64 00 66 <text:s/>|.........srand.f|</text:p>
      <text:p text:style-name="P1">00000650 <text:s/>6f 70 65 6e 00 73 74 61 <text:s/>74 00 70 75 74 73 00 74 <text:s/>|open.stat.puts.t|</text:p>
      <text:p text:style-name="P1">00000660 <text:s/>69 6d 65 00 5f 5f 73 74 <text:s/>61 63 6b 5f 63 68 6b 5f <text:s/>|ime.__stack_chk_|</text:p>
      <text:p text:style-name="P1">00000670 <text:s/>66 61 69 6c 00 63 68 6d <text:s/>6f 64 00 66 65 6f 66 00 <text:s/>|fail.chmod.feof.|</text:p>
      <text:p text:style-name="P1">00000680 <text:s/>73 74 72 6c 65 6e 00 6d <text:s/>65 6d 73 65 74 00 6d 65 <text:s/>|strlen.memset.me|</text:p>
      <text:p text:style-name="P1">00000690 <text:s/>6d 63 6d 70 00 6d 65 6d <text:s/>63 70 79 00 66 63 6c 6f <text:s/>|mcmp.memcpy.fclo|</text:p>
      <text:p text:style-name="P1">000006a0 <text:s/>73 65 00 6d 61 6c 6c 6f <text:s/>63 00 66 77 72 69 74 65 <text:s/>|se.malloc.fwrite|</text:p>
      <text:p text:style-name="P1">000006b0 <text:s/>00 66 72 65 61 64 00 5f <text:s/>5f 63 78 61 5f 66 69 6e <text:s/>|.fread.__cxa_fin|</text:p>
      <text:p text:style-name="P1">000006c0 <text:s/>61 6c 69 7a 65 00 5f 5f <text:s/>6c 69 62 63 5f 73 74 61 <text:s/>|alize.__libc_sta|</text:p>
      <text:p text:style-name="P1">000006d0 <text:s/>72 74 5f 6d 61 69 6e 00 <text:s/>73 6e 70 72 69 6e 74 66 <text:s/>|rt_main.snprintf|</text:p>
      <text:p text:style-name="P1">000006e0 <text:s/>00 66 72 65 65 00 6c 69 <text:s/>62 63 2e 73 6f 2e 36 00 <text:s/>|.free.libc.so.6.|</text:p>
      <text:p text:style-name="P1">000006f0 <text:s/>47 4c 49 42 43 5f 32 2e <text:s/>31 34 00 47 4c 49 42 43 <text:s/>|GLIBC_2.14.GLIBC|</text:p>
      <text:p text:style-name="P1">00000700 <text:s/>5f 32 2e 33 33 00 47 4c <text:s/>49 42 43 5f 32 2e 34 00 <text:s/>|_2.33.GLIBC_2.4.|</text:p>
      <text:p text:style-name="P1">00000710 <text:s/>47 4c 49 42 43 5f 32 2e <text:s/>32 2e 35 00 5f 49 54 4d <text:s/>|GLIBC_2.2.5._ITM|</text:p>
      <text:p text:style-name="P1">00000720 <text:s/>5f 64 65 72 65 67 69 73 <text:s/>74 65 72 54 4d 43 6c 6f <text:s/>|_deregisterTMClo|</text:p>
      <text:p text:style-name="P1">00000730 <text:s/>6e 65 54 61 62 6c 65 00 <text:s/>5f 5f 67 6d 6f 6e 5f 73 <text:s/>|neTable.__gmon_s|</text:p>
      <text:p text:style-name="P1"><text:soft-page-break/>00000740 <text:s/>74 61 72 74 5f 5f 00 5f <text:s/>49 54 4d 5f 72 65 67 69 <text:s/>|tart__._ITM_regi|</text:p>
      <text:p text:style-name="P1">00000750 <text:s/>73 74 65 72 54 4d 43 6c <text:s/>6f 6e 65 54 61 62 6c 65 <text:s/>|sterTMCloneTable|</text:p>
      <text:p text:style-name="P1">00000760 <text:s/>00 00 00 00 02 00 00 00 <text:s/>02 00 02 00 02 00 02 00 <text:s/>|................|</text:p>
      <text:p text:style-name="P1">00000770 <text:s/>03 00 02 00 02 00 02 00 <text:s/>02 00 02 00 02 00 02 00 <text:s/>|................|</text:p>
      <text:p text:style-name="P1">00000780 <text:s/>00 00 04 00 05 00 02 00 <text:s/>02 00 02 00 02 00 02 00 <text:s/>|................|</text:p>
      <text:p text:style-name="P1">00000790 <text:s/>00 00 02 00 02 00 00 00 <text:s/>01 00 04 00 9e 00 00 00 <text:s/>|................|</text:p>
      <text:p text:style-name="P1">000007a0 <text:s/>10 00 00 00 00 00 00 00 <text:s/>94 91 96 06 00 00 05 00 <text:s/>|................|</text:p>
      <text:p text:style-name="P1">000007b0 <text:s/>a8 00 00 00 10 00 00 00 <text:s/>b3 91 96 06 00 00 04 00 <text:s/>|................|</text:p>
      <text:p text:style-name="P1">000007c0 <text:s/>b3 00 00 00 10 00 00 00 <text:s/>14 69 69 0d 00 00 03 00 <text:s/>|.........ii.....|</text:p>
      <text:p text:style-name="P1">000007d0 <text:s/>be 00 00 00 10 00 00 00 <text:s/>75 1a 69 09 00 00 02 00 <text:s/>|........u.i.....|</text:p>
      <text:p text:style-name="P1">000007e0 <text:s/>c8 00 00 00 00 00 00 00 <text:s/>20 3d 00 00 00 00 00 00 <text:s/>|........ =......|</text:p>
      <text:p text:style-name="P1">000007f0 <text:s/>08 00 00 00 00 00 00 00 <text:s/>a0 13 00 00 00 00 00 00 <text:s/>|................|</text:p>
      <text:p text:style-name="P1">00000800 <text:s/>28 3d 00 00 00 00 00 00 <text:s/>08 00 00 00 00 00 00 00 <text:s/>|(=..............|</text:p>
      <text:p text:style-name="P1">00000810 <text:s/>60 13 00 00 00 00 00 00 <text:s/>08 40 00 00 00 00 00 00 <text:s/>|`........@......|</text:p>
      <text:p text:style-name="P1">00000820 <text:s/>08 00 00 00 00 00 00 00 <text:s/>08 40 00 00 00 00 00 00 <text:s/>|.........@......|</text:p>
      <text:p text:style-name="P1">00000830 <text:s/>d8 3f 00 00 00 00 00 00 <text:s/>06 00 00 00 02 00 00 00 <text:s/>|.?..............|</text:p>
      <text:p text:style-name="P1">00000840 <text:s/>00 00 00 00 00 00 00 00 <text:s/>e0 3f 00 00 00 00 00 00 <text:s/>|.........?......|</text:p>
      <text:p text:style-name="P1">00000850 <text:s/>06 00 00 00 0b 00 00 00 <text:s/>00 00 00 00 00 00 00 00 <text:s/>|................|</text:p>
      <text:p text:style-name="P1">00000860 <text:s/>e8 3f 00 00 00 00 00 00 <text:s/>06 00 00 00 0f 00 00 00 <text:s/>|.?..............|</text:p>
      <text:p text:style-name="P1">00000870 <text:s/>00 00 00 00 00 00 00 00 <text:s/>f0 3f 00 00 00 00 00 00 <text:s/>|.........?......|</text:p>
      <text:p text:style-name="P1">00000880 <text:s/>06 00 00 00 17 00 00 00 <text:s/>00 00 00 00 00 00 00 00 <text:s/>|................|</text:p>
      <text:p text:style-name="P1">00000890 <text:s/>f8 3f 00 00 00 00 00 00 <text:s/>06 00 00 00 19 00 00 00 <text:s/>|.?..............|</text:p>
      <text:p text:style-name="P1">000008a0 <text:s/>00 00 00 00 00 00 00 00 <text:s/>38 3f 00 00 00 00 00 00 <text:s/>|........8?......|</text:p>
      <text:p text:style-name="P1">000008b0 <text:s/>07 00 00 00 01 00 00 00 <text:s/>00 00 00 00 00 00 00 00 <text:s/>|................|</text:p>
      <text:p text:style-name="P1">000008c0 <text:s/>40 3f 00 00 00 00 00 00 <text:s/>07 00 00 00 03 00 00 00 <text:s/>|@?..............|</text:p>
      <text:p text:style-name="P1">000008d0 <text:s/>00 00 00 00 00 00 00 00 <text:s/>48 3f 00 00 00 00 00 00 <text:s/>|........H?......|</text:p>
      <text:p text:style-name="P1">000008e0 <text:s/>07 00 00 00 04 00 00 00 <text:s/>00 00 00 00 00 00 00 00 <text:s/>|................|</text:p>
      <text:p text:style-name="P1">000008f0 <text:s/>50 3f 00 00 00 00 00 00 <text:s/>07 00 00 00 05 00 00 00 <text:s/>|P?..............|</text:p>
      <text:p text:style-name="P1">00000900 <text:s/>00 00 00 00 00 00 00 00 <text:s/>58 3f 00 00 00 00 00 00 <text:s/>|........X?......|</text:p>
      <text:p text:style-name="P1">00000910 <text:s/>07 00 00 00 06 00 00 00 <text:s/>00 00 00 00 00 00 00 00 <text:s/>|................|</text:p>
      <text:p text:style-name="P1">00000920 <text:s/>60 3f 00 00 00 00 00 00 <text:s/>07 00 00 00 07 00 00 00 <text:s/>|`?..............|</text:p>
      <text:p text:style-name="P1">00000930 <text:s/>00 00 00 00 00 00 00 00 <text:s/>68 3f 00 00 00 00 00 00 <text:s/>|........h?......|</text:p>
      <text:p text:style-name="P1">00000940 <text:s/>07 00 00 00 08 00 00 00 <text:s/>00 00 00 00 00 00 00 00 <text:s/>|................|</text:p>
      <text:p text:style-name="P1">00000950 <text:s/>70 3f 00 00 00 00 00 00 <text:s/>07 00 00 00 09 00 00 00 <text:s/>|p?..............|</text:p>
      <text:p text:style-name="P1">00000960 <text:s/>00 00 00 00 00 00 00 00 <text:s/>78 3f 00 00 00 00 00 00 <text:s/>|........x?......|</text:p>
      <text:p text:style-name="P1">00000970 <text:s/>07 00 00 00 0a 00 00 00 <text:s/>00 00 00 00 00 00 00 00 <text:s/>|................|</text:p>
      <text:p text:style-name="P1">00000980 <text:s/>80 3f 00 00 00 00 00 00 <text:s/>07 00 00 00 0c 00 00 00 <text:s/>|.?..............|</text:p>
      <text:p text:style-name="P1">00000990 <text:s/>00 00 00 00 00 00 00 00 <text:s/>88 3f 00 00 00 00 00 00 <text:s/>|.........?......|</text:p>
      <text:p text:style-name="P1">000009a0 <text:s/>07 00 00 00 0d 00 00 00 <text:s/>00 00 00 00 00 00 00 00 <text:s/>|................|</text:p>
      <text:p text:style-name="P1">000009b0 <text:s/>90 3f 00 00 00 00 00 00 <text:s/>07 00 00 00 0e 00 00 00 <text:s/>|.?..............|</text:p>
      <text:p text:style-name="P1">000009c0 <text:s/>00 00 00 00 00 00 00 00 <text:s/>98 3f 00 00 00 00 00 00 <text:s/>|.........?......|</text:p>
      <text:p text:style-name="P1">000009d0 <text:s/>07 00 00 00 10 00 00 00 <text:s/>00 00 00 00 00 00 00 00 <text:s/>|................|</text:p>
      <text:p text:style-name="P1">000009e0 <text:s/>a0 3f 00 00 00 00 00 00 <text:s/>07 00 00 00 11 00 00 00 <text:s/>|.?..............|</text:p>
      <text:p text:style-name="P1">000009f0 <text:s/>00 00 00 00 00 00 00 00 <text:s/>a8 3f 00 00 00 00 00 00 <text:s/>|.........?......|</text:p>
      <text:p text:style-name="P1">00000a00 <text:s/>07 00 00 00 12 00 00 00 <text:s/>00 00 00 00 00 00 00 00 <text:s/>|................|</text:p>
      <text:p text:style-name="P1">00000a10 <text:s/>b0 3f 00 00 00 00 00 00 <text:s/>07 00 00 00 13 00 00 00 <text:s/>|.?..............|</text:p>
      <text:p text:style-name="P1">00000a20 <text:s/>00 00 00 00 00 00 00 00 <text:s/>b8 3f 00 00 00 00 00 00 <text:s/>|.........?......|</text:p>
      <text:p text:style-name="P1">00000a30 <text:s/>07 00 00 00 14 00 00 00 <text:s/>00 00 00 00 00 00 00 00 <text:s/>|................|</text:p>
      <text:p text:style-name="P1">00000a40 <text:s/>c0 3f 00 00 00 00 00 00 <text:s/>07 00 00 00 15 00 00 00 <text:s/>|.?..............|</text:p>
      <text:p text:style-name="P1">00000a50 <text:s/>00 00 00 00 00 00 00 00 <text:s/>c8 3f 00 00 00 00 00 00 <text:s/>|.........?......|</text:p>
      <text:p text:style-name="P1">00000a60 <text:s/>07 00 00 00 16 00 00 00 <text:s/>00 00 00 00 00 00 00 00 <text:s/>|................|</text:p>
      <text:p text:style-name="P1">00000a70 <text:s/>d0 3f 00 00 00 00 00 00 <text:s/>07 00 00 00 18 00 00 00 <text:s/>|.?..............|</text:p>
      <text:p text:style-name="P1">00000a80 <text:s/>00 00 00 00 00 00 00 00 <text:s/>00 00 00 00 00 00 00 00 <text:s/>|................|</text:p>
      <text:p text:style-name="P1">*</text:p>
      <text:p text:style-name="P1">00001000 <text:s/>f3 0f 1e fa 48 83 ec 08 <text:s/>48 8b 05 d9 2f 00 00 48 <text:s/>|....H...H.../..H|</text:p>
      <text:p text:style-name="P1">00001010 <text:s/>85 c0 74 02 ff d0 48 83 <text:s/>c4 08 c3 00 00 00 00 00 <text:s/>|..t...H.........|</text:p>
      <text:p text:style-name="P1">00001020 <text:s/>ff 35 02 2f 00 00 f2 ff <text:s/>25 03 2f 00 00 0f 1f 00 <text:s/>|.5./....%./.....|</text:p>
      <text:p text:style-name="P1">00001030 <text:s/>f3 0f 1e fa 68 00 00 00 <text:s/>00 f2 e9 e1 ff ff ff 90 <text:s/>|....h...........|</text:p>
      <text:p text:style-name="P1"><text:soft-page-break/>00001040 <text:s/>f3 0f 1e fa 68 01 00 00 <text:s/>00 f2 e9 d1 ff ff ff 90 <text:s/>|....h...........|</text:p>
      <text:p text:style-name="P1">00001050 <text:s/>f3 0f 1e fa 68 02 00 00 <text:s/>00 f2 e9 c1 ff ff ff 90 <text:s/>|....h...........|</text:p>
      <text:p text:style-name="P1">00001060 <text:s/>f3 0f 1e fa 68 03 00 00 <text:s/>00 f2 e9 b1 ff ff ff 90 <text:s/>|....h...........|</text:p>
      <text:p text:style-name="P1">00001070 <text:s/>f3 0f 1e fa 68 04 00 00 <text:s/>00 f2 e9 a1 ff ff ff 90 <text:s/>|....h...........|</text:p>
      <text:p text:style-name="P1">00001080 <text:s/>f3 0f 1e fa 68 05 00 00 <text:s/>00 f2 e9 91 ff ff ff 90 <text:s/>|....h...........|</text:p>
      <text:p text:style-name="P1">00001090 <text:s/>f3 0f 1e fa 68 06 00 00 <text:s/>00 f2 e9 81 ff ff ff 90 <text:s/>|....h...........|</text:p>
      <text:p text:style-name="P1">000010a0 <text:s/>f3 0f 1e fa 68 07 00 00 <text:s/>00 f2 e9 71 ff ff ff 90 <text:s/>|....h......q....|</text:p>
      <text:p text:style-name="P1">000010b0 <text:s/>f3 0f 1e fa 68 08 00 00 <text:s/>00 f2 e9 61 ff ff ff 90 <text:s/>|....h......a....|</text:p>
      <text:p text:style-name="P1">000010c0 <text:s/>f3 0f 1e fa 68 09 00 00 <text:s/>00 f2 e9 51 ff ff ff 90 <text:s/>|....h......Q....|</text:p>
      <text:p text:style-name="P1">000010d0 <text:s/>f3 0f 1e fa 68 0a 00 00 <text:s/>00 f2 e9 41 ff ff ff 90 <text:s/>|....h......A....|</text:p>
      <text:p text:style-name="P1">000010e0 <text:s/>f3 0f 1e fa 68 0b 00 00 <text:s/>00 f2 e9 31 ff ff ff 90 <text:s/>|....h......1....|</text:p>
      <text:p text:style-name="P1">000010f0 <text:s/>f3 0f 1e fa 68 0c 00 00 <text:s/>00 f2 e9 21 ff ff ff 90 <text:s/>|....h......!....|</text:p>
      <text:p text:style-name="P1">00001100 <text:s/>f3 0f 1e fa 68 0d 00 00 <text:s/>00 f2 e9 11 ff ff ff 90 <text:s/>|....h...........|</text:p>
      <text:p text:style-name="P1">00001110 <text:s/>f3 0f 1e fa 68 0e 00 00 <text:s/>00 f2 e9 01 ff ff ff 90 <text:s/>|....h...........|</text:p>
      <text:p text:style-name="P1">00001120 <text:s/>f3 0f 1e fa 68 0f 00 00 <text:s/>00 f2 e9 f1 fe ff ff 90 <text:s/>|....h...........|</text:p>
      <text:p text:style-name="P1">00001130 <text:s/>f3 0f 1e fa 68 10 00 00 <text:s/>00 f2 e9 e1 fe ff ff 90 <text:s/>|....h...........|</text:p>
      <text:p text:style-name="P1">00001140 <text:s/>f3 0f 1e fa 68 11 00 00 <text:s/>00 f2 e9 d1 fe ff ff 90 <text:s/>|....h...........|</text:p>
      <text:p text:style-name="P1">00001150 <text:s/>f3 0f 1e fa 68 12 00 00 <text:s/>00 f2 e9 c1 fe ff ff 90 <text:s/>|....h...........|</text:p>
      <text:p text:style-name="P1">00001160 <text:s/>f3 0f 1e fa 68 13 00 00 <text:s/>00 f2 e9 b1 fe ff ff 90 <text:s/>|....h...........|</text:p>
      <text:p text:style-name="P1">00001170 <text:s/>f3 0f 1e fa f2 ff 25 7d <text:s/>2e 00 00 0f 1f 44 00 00 <text:s/>|......%}.....D..|</text:p>
      <text:p text:style-name="P1">00001180 <text:s/>f3 0f 1e fa f2 ff 25 ad <text:s/>2d 00 00 0f 1f 44 00 00 <text:s/>|......%.-....D..|</text:p>
      <text:p text:style-name="P1">00001190 <text:s/>f3 0f 1e fa f2 ff 25 a5 <text:s/>2d 00 00 0f 1f 44 00 00 <text:s/>|......%.-....D..|</text:p>
      <text:p text:style-name="P1">000011a0 <text:s/>f3 0f 1e fa f2 ff 25 9d <text:s/>2d 00 00 0f 1f 44 00 00 <text:s/>|......%.-....D..|</text:p>
      <text:p text:style-name="P1">000011b0 <text:s/>f3 0f 1e fa f2 ff 25 95 <text:s/>2d 00 00 0f 1f 44 00 00 <text:s/>|......%.-....D..|</text:p>
      <text:p text:style-name="P1">000011c0 <text:s/>f3 0f 1e fa f2 ff 25 8d <text:s/>2d 00 00 0f 1f 44 00 00 <text:s/>|......%.-....D..|</text:p>
      <text:p text:style-name="P1">000011d0 <text:s/>f3 0f 1e fa f2 ff 25 85 <text:s/>2d 00 00 0f 1f 44 00 00 <text:s/>|......%.-....D..|</text:p>
      <text:p text:style-name="P1">000011e0 <text:s/>f3 0f 1e fa f2 ff 25 7d <text:s/>2d 00 00 0f 1f 44 00 00 <text:s/>|......%}-....D..|</text:p>
      <text:p text:style-name="P1">000011f0 <text:s/>f3 0f 1e fa f2 ff 25 75 <text:s/>2d 00 00 0f 1f 44 00 00 <text:s/>|......%u-....D..|</text:p>
      <text:p text:style-name="P1">00001200 <text:s/>f3 0f 1e fa f2 ff 25 6d <text:s/>2d 00 00 0f 1f 44 00 00 <text:s/>|......%m-....D..|</text:p>
      <text:p text:style-name="P1">00001210 <text:s/>f3 0f 1e fa f2 ff 25 65 <text:s/>2d 00 00 0f 1f 44 00 00 <text:s/>|......%e-....D..|</text:p>
      <text:p text:style-name="P1">00001220 <text:s/>f3 0f 1e fa f2 ff 25 5d <text:s/>2d 00 00 0f 1f 44 00 00 <text:s/>|......%]-....D..|</text:p>
      <text:p text:style-name="P1">00001230 <text:s/>f3 0f 1e fa f2 ff 25 55 <text:s/>2d 00 00 0f 1f 44 00 00 <text:s/>|......%U-....D..|</text:p>
      <text:p text:style-name="P1">00001240 <text:s/>f3 0f 1e fa f2 ff 25 4d <text:s/>2d 00 00 0f 1f 44 00 00 <text:s/>|......%M-....D..|</text:p>
      <text:p text:style-name="P1">00001250 <text:s/>f3 0f 1e fa f2 ff 25 45 <text:s/>2d 00 00 0f 1f 44 00 00 <text:s/>|......%E-....D..|</text:p>
      <text:p text:style-name="P1">00001260 <text:s/>f3 0f 1e fa f2 ff 25 3d <text:s/>2d 00 00 0f 1f 44 00 00 <text:s/>|......%=-....D..|</text:p>
      <text:p text:style-name="P1">00001270 <text:s/>f3 0f 1e fa f2 ff 25 35 <text:s/>2d 00 00 0f 1f 44 00 00 <text:s/>|......%5-....D..|</text:p>
      <text:p text:style-name="P1">00001280 <text:s/>f3 0f 1e fa f2 ff 25 2d <text:s/>2d 00 00 0f 1f 44 00 00 <text:s/>|......%--....D..|</text:p>
      <text:p text:style-name="P1">00001290 <text:s/>f3 0f 1e fa f2 ff 25 25 <text:s/>2d 00 00 0f 1f 44 00 00 <text:s/>|......%%-....D..|</text:p>
      <text:p text:style-name="P1">000012a0 <text:s/>f3 0f 1e fa f2 ff 25 1d <text:s/>2d 00 00 0f 1f 44 00 00 <text:s/>|......%.-....D..|</text:p>
      <text:p text:style-name="P1">000012b0 <text:s/>f3 0f 1e fa f2 ff 25 15 <text:s/>2d 00 00 0f 1f 44 00 00 <text:s/>|......%.-....D..|</text:p>
      <text:p text:style-name="P1">000012c0 <text:s/>f3 0f 1e fa 31 ed 49 89 <text:s/>d1 5e 48 89 e2 48 83 e4 <text:s/>|....1.I..^H..H..|</text:p>
      <text:p text:style-name="P1">000012d0 <text:s/>f0 50 54 4c 8d 05 a6 0b <text:s/>00 00 48 8d 0d 2f 0b 00 <text:s/>|.PTL......H../..|</text:p>
      <text:p text:style-name="P1">000012e0 <text:s/>00 48 8d 3d 8a 02 00 00 <text:s/>ff 15 f2 2c 00 00 f4 90 <text:s/>|.H.=.......,....|</text:p>
      <text:p text:style-name="P1">000012f0 <text:s/>48 8d 3d 71 2d 00 00 48 <text:s/>8d 05 6a 2d 00 00 48 39 <text:s/>|H.=q-..H..j-..H9|</text:p>
      <text:p text:style-name="P1">00001300 <text:s/>f8 74 15 48 8b 05 ce 2c <text:s/>00 00 48 85 c0 74 09 ff <text:s/>|.t.H...,..H..t..|</text:p>
      <text:p text:style-name="P1">00001310 <text:s/>e0 0f 1f 80 00 00 00 00 <text:s/>c3 0f 1f 80 00 00 00 00 <text:s/>|................|</text:p>
      <text:p text:style-name="P1">00001320 <text:s/>48 8d 3d 41 2d 00 00 48 <text:s/>8d 35 3a 2d 00 00 48 29 <text:s/>|H.=A-..H.5:-..H)|</text:p>
      <text:p text:style-name="P1">00001330 <text:s/>fe 48 89 f0 48 c1 ee 3f <text:s/>48 c1 f8 03 48 01 c6 48 <text:s/>|.H..H..?H...H..H|</text:p>
      <text:p text:style-name="P1">00001340 <text:s/>d1 fe 74 14 48 8b 05 a5 <text:s/>2c 00 00 48 85 c0 74 08 <text:s/>|..t.H...,..H..t.|</text:p>
      <text:p text:style-name="P1">00001350 <text:s/>ff e0 66 0f 1f 44 00 00 <text:s/>c3 0f 1f 80 00 00 00 00 <text:s/>|..f..D..........|</text:p>
      <text:p text:style-name="P1">00001360 <text:s/>f3 0f 1e fa 80 3d f9 2c <text:s/>00 00 00 75 2b 55 48 83 <text:s/>|.....=.,...u+UH.|</text:p>
      <text:p text:style-name="P1">00001370 <text:s/>3d 82 2c 00 00 00 48 89 <text:s/>e5 74 0c 48 8b 3d 86 2c <text:s/>|=.,...H..t.H.=.,|</text:p>
      <text:p text:style-name="P1">00001380 <text:s/>00 00 e8 e9 fd ff ff e8 <text:s/>64 ff ff ff c6 05 d1 2c <text:s/>|........d......,|</text:p>
      <text:p text:style-name="P1">00001390 <text:s/>00 00 01 5d c3 0f 1f 00 <text:s/>c3 0f 1f 80 00 00 00 00 <text:s/>|...]............|</text:p>
      <text:p text:style-name="P1">000013a0 <text:s/>f3 0f 1e fa e9 77 ff ff <text:s/>ff f3 0f 1e fa 55 48 89 <text:s/>|.....w.......UH.|</text:p>
      <text:p text:style-name="P1">000013b0 <text:s/>e5 48 8d 3d 50 0c 00 00 <text:s/>e8 d3 fd ff ff 90 5d c3 <text:s/>|.H.=P.........].|</text:p>
      <text:p text:style-name="P1">000013c0 <text:s/>f3 0f 1e fa 55 48 89 e5 <text:s/>48 8d 3d 4f 0c 00 00 e8 <text:s/>|....UH..H.=O....|</text:p>
      <text:p text:style-name="P1">000013d0 <text:s/>bc fd ff ff 90 5d c3 f3 <text:s/>0f 1e fa 55 48 89 e5 48 <text:s/>|.....].....UH..H|</text:p>
      <text:p text:style-name="P1"><text:soft-page-break/>000013e0 <text:s/>83 ec 20 8b 15 77 2c 00 <text:s/>00 89 d0 c1 e0 02 01 d0 <text:s/>|.. ..w,.........|</text:p>
      <text:p text:style-name="P1">000013f0 <text:s/>c1 e0 02 01 d0 48 98 48 <text:s/>89 c7 e8 71 fe ff ff 48 <text:s/>|.....H.H...q...H|</text:p>
      <text:p text:style-name="P1">00001400 <text:s/>89 45 f8 8b 15 57 2c 00 <text:s/>00 89 d0 c1 e0 02 01 d0 <text:s/>|.E...W,.........|</text:p>
      <text:p text:style-name="P1">00001410 <text:s/>c1 e0 02 01 d0 48 63 d0 <text:s/>48 8b 45 f8 be 00 00 00 <text:s/>|.....Hc.H.E.....|</text:p>
      <text:p text:style-name="P1">00001420 <text:s/>00 48 89 c7 e8 d7 fd ff <text:s/>ff c7 45 e8 00 00 00 00 <text:s/>|.H........E.....|</text:p>
      <text:p text:style-name="P1">00001430 <text:s/>e9 28 01 00 00 e8 76 fe <text:s/>ff ff 89 c2 48 63 c2 48 <text:s/>|.(....v.....Hc.H|</text:p>
      <text:p text:style-name="P1">00001440 <text:s/>69 c0 ab aa aa 2a 48 c1 <text:s/>e8 20 d1 f8 89 d6 c1 fe <text:s/>|i....*H.. ......|</text:p>
      <text:p text:style-name="P1">00001450 <text:s/>1f 29 f0 89 c1 89 c8 01 <text:s/>c0 01 c8 c1 e0 02 89 d1 <text:s/>|.)..............|</text:p>
      <text:p text:style-name="P1">00001460 <text:s/>29 c1 8d 41 08 89 45 f4 <text:s/>8b 45 f4 89 c6 48 8d 3d <text:s/>|)..A..E..E...H.=|</text:p>
      <text:p text:style-name="P1">00001470 <text:s/>bc 0b 00 00 b8 00 00 00 <text:s/>00 e8 62 fd ff ff c7 45 <text:s/>|..........b....E|</text:p>
      <text:p text:style-name="P1">00001480 <text:s/>ec 00 00 00 00 e9 c3 00 <text:s/>00 00 e8 21 fe ff ff 48 <text:s/>|...........!...H|</text:p>
      <text:p text:style-name="P1">00001490 <text:s/>63 d0 48 69 d2 43 08 21 <text:s/>84 48 c1 ea 20 01 c2 c1 <text:s/>|c.Hi.C.!.H.. ...|</text:p>
      <text:p text:style-name="P1">000014a0 <text:s/>fa 05 89 c1 c1 f9 1f 29 <text:s/>ca 89 55 f0 8b 55 f0 6b <text:s/>|.......)..U..U.k|</text:p>
      <text:p text:style-name="P1">000014b0 <text:s/>d2 3e 29 d0 89 45 f0 83 <text:s/>7d ec 00 75 2b e8 ee fd <text:s/>|.&gt;)..E..}..u+...|</text:p>
      <text:p text:style-name="P1">000014c0 <text:s/>ff ff 48 63 d0 48 69 d2 <text:s/>4f ec c4 4e 48 c1 ea 20 <text:s/>|..Hc.Hi.O..NH.. |</text:p>
      <text:p text:style-name="P1">000014d0 <text:s/>c1 fa 04 89 c1 c1 f9 1f <text:s/>29 ca 89 55 f0 8b 55 f0 <text:s/>|........)..U..U.|</text:p>
      <text:p text:style-name="P1">000014e0 <text:s/>6b d2 34 29 d0 89 45 f0 <text:s/>c6 45 e7 00 83 7d f0 19 <text:s/>|k.4)..E..E...}..|</text:p>
      <text:p text:style-name="P1">000014f0 <text:s/>7f 0b 8b 45 f0 83 c0 41 <text:s/>88 45 e7 eb 28 83 7d f0 <text:s/>|...E...A.E..(.}.|</text:p>
      <text:p text:style-name="P1">00001500 <text:s/>19 7e 15 83 7d f0 33 7f <text:s/>0f 83 6d f0 1a 8b 45 f0 <text:s/>|.~..}.3...m...E.|</text:p>
      <text:p text:style-name="P1">00001510 <text:s/>83 c0 61 88 45 e7 eb 0d <text:s/>83 6d f0 34 8b 45 f0 83 <text:s/>|..a.E....m.4.E..|</text:p>
      <text:p text:style-name="P1">00001520 <text:s/>c0 30 88 45 e7 8b 55 e8 <text:s/>89 d0 c1 e0 02 01 d0 c1 <text:s/>|.0.E..U.........|</text:p>
      <text:p text:style-name="P1">00001530 <text:s/>e0 02 01 c2 8b 45 ec 01 <text:s/>d0 48 63 d0 48 8b 45 f8 <text:s/>|.....E...Hc.H.E.|</text:p>
      <text:p text:style-name="P1">00001540 <text:s/>48 01 c2 0f b6 45 e7 88 <text:s/>02 83 45 ec 01 8b 45 ec <text:s/>|H....E....E...E.|</text:p>
      <text:p text:style-name="P1">00001550 <text:s/>3b 45 f4 0f 8c 31 ff ff <text:s/>ff 83 45 e8 01 8b 05 fd <text:s/>|;E...1....E.....|</text:p>
      <text:p text:style-name="P1">00001560 <text:s/>2a 00 00 39 45 e8 0f 8c <text:s/>c9 fe ff ff 48 8b 45 f8 <text:s/>|*..9E.......H.E.|</text:p>
      <text:p text:style-name="P1">00001570 <text:s/>c9 c3 f3 0f 1e fa 55 48 <text:s/>89 e5 48 81 ec 10 0d 00 <text:s/>|......UH..H.....|</text:p>
      <text:p text:style-name="P1">00001580 <text:s/>00 89 bd fc f2 ff ff 48 <text:s/>89 b5 f0 f2 ff ff 64 48 <text:s/>|.......H......dH|</text:p>
      <text:p text:style-name="P1">00001590 <text:s/>8b 04 25 28 00 00 00 48 <text:s/>89 45 f8 31 c0 bf 00 00 <text:s/>|..%(...H.E.1....|</text:p>
      <text:p text:style-name="P1">000015a0 <text:s/>00 00 e8 b9 fc ff ff 89 <text:s/>c7 e8 62 fc ff ff 48 8b <text:s/>|..........b...H.|</text:p>
      <text:p text:style-name="P1">000015b0 <text:s/>85 f0 f2 ff ff 48 8b 00 <text:s/>48 89 c6 48 8d 3d 88 0a <text:s/>|.....H..H..H.=..|</text:p>
      <text:p text:style-name="P1">000015c0 <text:s/>00 00 b8 00 00 00 00 e8 <text:s/>14 fc ff ff 48 8b 85 f0 <text:s/>|............H...|</text:p>
      <text:p text:style-name="P1">000015d0 <text:s/>f2 ff ff 48 8b 00 48 89 <text:s/>c7 e8 e2 fb ff ff 83 c0 <text:s/>|...H..H.........|</text:p>
      <text:p text:style-name="P1">000015e0 <text:s/>07 89 85 18 f3 ff ff 8b <text:s/>85 18 f3 ff ff 48 98 48 <text:s/>|.............H.H|</text:p>
      <text:p text:style-name="P1">000015f0 <text:s/>89 c7 e8 79 fc ff ff 48 <text:s/>89 85 38 f3 ff ff 48 8b <text:s/>|...y...H..8...H.|</text:p>
      <text:p text:style-name="P1">00001600 <text:s/>85 f0 f2 ff ff 48 8b 10 <text:s/>8b 85 18 f3 ff ff 48 63 <text:s/>|.....H........Hc|</text:p>
      <text:p text:style-name="P1">00001610 <text:s/>f0 48 8b 85 38 f3 ff ff <text:s/>48 89 d1 48 8d 15 3f 0a <text:s/>|.H..8...H..H..?.|</text:p>
      <text:p text:style-name="P1">00001620 <text:s/>00 00 48 89 c7 b8 00 00 <text:s/>00 00 e8 c1 fb ff ff b8 <text:s/>|..H.............|</text:p>
      <text:p text:style-name="P1">00001630 <text:s/>00 00 00 00 e8 9e fd ff <text:s/>ff 48 89 85 40 f3 ff ff <text:s/>|.........H..@...|</text:p>
      <text:p text:style-name="P1">00001640 <text:s/>48 8b 85 38 f3 ff ff 48 <text:s/>89 c6 48 8d 3d 19 0a 00 <text:s/>|H..8...H..H.=...|</text:p>
      <text:p text:style-name="P1">00001650 <text:s/>00 b8 00 00 00 00 e8 85 <text:s/>fb ff ff 8b 05 ff 29 00 <text:s/>|..............).|</text:p>
      <text:p text:style-name="P1">00001660 <text:s/>00 89 c6 48 8d 3d 0c 0a <text:s/>00 00 b8 00 00 00 00 e8 <text:s/>|...H.=..........|</text:p>
      <text:p text:style-name="P1">00001670 <text:s/>6c fb ff ff c7 85 08 f3 <text:s/>ff ff 00 00 00 00 eb 3a <text:s/>|l..............:|</text:p>
      <text:p text:style-name="P1">00001680 <text:s/>8b 95 08 f3 ff ff 89 d0 <text:s/>c1 e0 02 01 d0 c1 e0 02 <text:s/>|................|</text:p>
      <text:p text:style-name="P1">00001690 <text:s/>01 d0 48 63 d0 48 8b 85 <text:s/>40 f3 ff ff 48 01 d0 48 <text:s/>|..Hc.H..@...H..H|</text:p>
      <text:p text:style-name="P1">000016a0 <text:s/>89 c6 48 8d 3d e2 09 00 <text:s/>00 b8 00 00 00 00 e8 2d <text:s/>|..H.=..........-|</text:p>
      <text:p text:style-name="P1">000016b0 <text:s/>fb ff ff 83 85 08 f3 ff <text:s/>ff 01 8b 05 a0 29 00 00 <text:s/>|.............)..|</text:p>
      <text:p text:style-name="P1">000016c0 <text:s/>39 85 08 f3 ff ff 7c b8 <text:s/>48 8b 85 f0 f2 ff ff 48 <text:s/>|9.....|.H......H|</text:p>
      <text:p text:style-name="P1">000016d0 <text:s/>8b 00 48 8d 35 c1 09 00 <text:s/>00 48 89 c7 e8 af fb ff <text:s/>|..H.5....H......|</text:p>
      <text:p text:style-name="P1">000016e0 <text:s/>ff 48 89 85 48 f3 ff ff <text:s/>48 83 bd 48 f3 ff ff 00 <text:s/>|.H..H...H..H....|</text:p>
      <text:p text:style-name="P1">000016f0 <text:s/>75 0a b8 01 00 00 00 e9 <text:s/>fe 06 00 00 48 8b 85 38 <text:s/>|u...........H..8|</text:p>
      <text:p text:style-name="P1">00001700 <text:s/>f3 ff ff 48 8d 35 93 09 <text:s/>00 00 48 89 c7 e8 7e fb <text:s/>|...H.5....H...~.|</text:p>
      <text:p text:style-name="P1">00001710 <text:s/>ff ff 48 89 85 50 f3 ff <text:s/>ff 48 83 bd 50 f3 ff ff <text:s/>|..H..P...H..P...|</text:p>
      <text:p text:style-name="P1">00001720 <text:s/>00 75 0a b8 02 00 00 00 <text:s/>e9 cd 06 00 00 48 c7 85 <text:s/>|.u...........H..|</text:p>
      <text:p text:style-name="P1">00001730 <text:s/>30 f3 ff ff 00 00 00 00 <text:s/>c7 85 0c f3 ff ff 00 00 <text:s/>|0...............|</text:p>
      <text:p text:style-name="P1">00001740 <text:s/>00 00 48 8d 85 f0 f3 ff <text:s/>ff ba 00 0c 00 00 be 00 <text:s/>|..H.............|</text:p>
      <text:p text:style-name="P1">00001750 <text:s/>00 00 00 48 89 c7 e8 a5 <text:s/>fa ff ff 81 bd 0c f3 ff <text:s/>|...H............|</text:p>
      <text:p text:style-name="P1">00001760 <text:s/>ff ff 03 00 00 0f 8e 3b <text:s/>01 00 00 81 bd 0c f3 ff <text:s/>|.......;........|</text:p>
      <text:p text:style-name="P1">00001770 <text:s/>ff 00 04 00 00 0f 8e d8 <text:s/>00 00 00 48 8b 95 50 f3 <text:s/>|...........H..P.|</text:p>
      <text:p text:style-name="P1"><text:soft-page-break/>00001780 <text:s/>ff ff 48 8d 85 f0 f3 ff <text:s/>ff 48 89 d1 ba 00 04 00 <text:s/>|..H......H......|</text:p>
      <text:p text:style-name="P1">00001790 <text:s/>00 be 01 00 00 00 48 89 <text:s/>c7 e8 02 fb ff ff 48 3d <text:s/>|......H.......H=|</text:p>
      <text:p text:style-name="P1">000017a0 <text:s/>00 04 00 00 74 44 48 8b <text:s/>85 48 f3 ff ff 48 89 c7 <text:s/>|....tDH..H...H..|</text:p>
      <text:p text:style-name="P1">000017b0 <text:s/>e8 fb f9 ff ff 85 c0 74 <text:s/>0a b8 04 00 00 00 e9 37 <text:s/>|.......t.......7|</text:p>
      <text:p text:style-name="P1">000017c0 <text:s/>06 00 00 48 8b 85 50 f3 <text:s/>ff ff 48 89 c7 e8 de f9 <text:s/>|...H..P...H.....|</text:p>
      <text:p text:style-name="P1">000017d0 <text:s/>ff ff 85 c0 74 0a b8 05 <text:s/>00 00 00 e9 1a 06 00 00 <text:s/>|....t...........|</text:p>
      <text:p text:style-name="P1">000017e0 <text:s/>b8 07 00 00 00 e9 10 06 <text:s/>00 00 8b 85 0c f3 ff ff <text:s/>|................|</text:p>
      <text:p text:style-name="P1">000017f0 <text:s/>2d 00 04 00 00 48 63 d0 <text:s/>48 8d 85 f0 f3 ff ff 48 <text:s/>|-....Hc.H......H|</text:p>
      <text:p text:style-name="P1">00001800 <text:s/>05 00 04 00 00 48 8d 8d <text:s/>f0 f3 ff ff 48 89 c6 48 <text:s/>|.....H......H..H|</text:p>
      <text:p text:style-name="P1">00001810 <text:s/>89 cf e8 39 fa ff ff 81 <text:s/>ad 0c f3 ff ff 00 04 00 <text:s/>|...9............|</text:p>
      <text:p text:style-name="P1">00001820 <text:s/>00 b8 00 08 00 00 2b 85 <text:s/>0c f3 ff ff 48 98 8b 95 <text:s/>|......+.....H...|</text:p>
      <text:p text:style-name="P1">00001830 <text:s/>0c f3 ff ff 48 63 d2 48 <text:s/>8d 8d f0 f3 ff ff 48 01 <text:s/>|....Hc.H......H.|</text:p>
      <text:p text:style-name="P1">00001840 <text:s/>d1 48 89 c2 be 00 00 00 <text:s/>00 48 89 cf e8 af f9 ff <text:s/>|.H.......H......|</text:p>
      <text:p text:style-name="P1">00001850 <text:s/>ff eb 53 8b 85 0c f3 ff <text:s/>ff 48 63 d0 48 8d 85 f0 <text:s/>|..S......Hc.H...|</text:p>
      <text:p text:style-name="P1">00001860 <text:s/>f3 ff ff 48 05 00 04 00 <text:s/>00 48 8d 8d f0 f3 ff ff <text:s/>|...H.....H......|</text:p>
      <text:p text:style-name="P1">00001870 <text:s/>48 89 c6 48 89 cf e8 d5 <text:s/>f9 ff ff 8b 85 0c f3 ff <text:s/>|H..H............|</text:p>
      <text:p text:style-name="P1">00001880 <text:s/>ff 48 98 8b 95 0c f3 ff <text:s/>ff 48 63 d2 48 8d 8d f0 <text:s/>|.H.......Hc.H...|</text:p>
      <text:p text:style-name="P1">00001890 <text:s/>f3 ff ff 48 01 d1 48 89 <text:s/>c2 be 00 00 00 00 48 89 <text:s/>|...H..H.......H.|</text:p>
      <text:p text:style-name="P1">000018a0 <text:s/>cf e8 5a f9 ff ff 83 bd <text:s/>0c f3 ff ff 00 75 32 48 <text:s/>|..Z..........u2H|</text:p>
      <text:p text:style-name="P1">000018b0 <text:s/>8d 85 f0 f3 ff ff 48 05 <text:s/>00 04 00 00 48 8b 95 48 <text:s/>|......H.....H..H|</text:p>
      <text:p text:style-name="P1">000018c0 <text:s/>f3 ff ff 48 89 d1 ba 00 <text:s/>04 00 00 be 01 00 00 00 <text:s/>|...H............|</text:p>
      <text:p text:style-name="P1">000018d0 <text:s/>48 89 c7 e8 c8 f8 ff ff <text:s/>48 89 85 30 f3 ff ff eb <text:s/>|H.......H..0....|</text:p>
      <text:p text:style-name="P1">000018e0 <text:s/>3f b8 00 08 00 00 2b 85 <text:s/>0c f3 ff ff 48 98 8b 95 <text:s/>|?.....+.....H...|</text:p>
      <text:p text:style-name="P1">000018f0 <text:s/>0c f3 ff ff 48 63 d2 48 <text:s/>8d 8d f0 f3 ff ff 48 8d <text:s/>|....Hc.H......H.|</text:p>
      <text:p text:style-name="P1">00001900 <text:s/>3c 11 48 8b 95 48 f3 ff <text:s/>ff 48 89 d1 48 89 c2 be <text:s/>|&lt;.H..H...H..H...|</text:p>
      <text:p text:style-name="P1">00001910 <text:s/>01 00 00 00 e8 87 f8 ff <text:s/>ff 48 89 85 30 f3 ff ff <text:s/>|.........H..0...|</text:p>
      <text:p text:style-name="P1">00001920 <text:s/>48 8b 85 30 f3 ff ff 89 <text:s/>c2 8b 85 0c f3 ff ff 01 <text:s/>|H..0............|</text:p>
      <text:p text:style-name="P1">00001930 <text:s/>d0 89 85 0c f3 ff ff 48 <text:s/>8b 95 30 f3 ff ff 8b 85 <text:s/>|.......H..0.....|</text:p>
      <text:p text:style-name="P1">00001940 <text:s/>0c f3 ff ff 89 c6 48 8d <text:s/>3d 53 07 00 00 b8 00 00 <text:s/>|......H.=S......|</text:p>
      <text:p text:style-name="P1">00001950 <text:s/>00 00 e8 89 f8 ff ff 48 <text:s/>83 bd 30 f3 ff ff 00 0f <text:s/>|.......H..0.....|</text:p>
      <text:p text:style-name="P1">00001960 <text:s/>84 ae 03 00 00 c7 85 10 <text:s/>f3 ff ff 00 00 00 00 e9 <text:s/>|................|</text:p>
      <text:p text:style-name="P1">00001970 <text:s/>e0 02 00 00 8b 85 10 f3 <text:s/>ff ff 48 63 d0 48 89 d0 <text:s/>|..........Hc.H..|</text:p>
      <text:p text:style-name="P1">00001980 <text:s/>48 c1 e0 02 48 01 d0 48 <text:s/>c1 e0 02 48 01 d0 48 8d <text:s/>|H...H..H...H..H.|</text:p>
      <text:p text:style-name="P1">00001990 <text:s/>15 8b 26 00 00 48 01 d0 <text:s/>48 89 c6 48 8d 3d 24 07 <text:s/>|..&amp;..H..H..H.=$.|</text:p>
      <text:p text:style-name="P1">000019a0 <text:s/>00 00 b8 00 00 00 00 e8 <text:s/>34 f8 ff ff 8b 85 10 f3 <text:s/>|........4.......|</text:p>
      <text:p text:style-name="P1">000019b0 <text:s/>ff ff 48 63 d0 48 89 d0 <text:s/>48 c1 e0 02 48 01 d0 48 <text:s/>|..Hc.H..H...H..H|</text:p>
      <text:p text:style-name="P1">000019c0 <text:s/>c1 e0 02 48 01 d0 48 8d <text:s/>15 53 26 00 00 48 01 d0 <text:s/>|...H..H..S&amp;..H..|</text:p>
      <text:p text:style-name="P1">000019d0 <text:s/>48 89 c7 e8 e8 f7 ff ff <text:s/>89 85 1c f3 ff ff 8b 85 <text:s/>|H...............|</text:p>
      <text:p text:style-name="P1">000019e0 <text:s/>0c f3 ff ff 8d 90 00 fc <text:s/>ff ff 8b 85 1c f3 ff ff <text:s/>|................|</text:p>
      <text:p text:style-name="P1">000019f0 <text:s/>01 d0 89 85 20 f3 ff ff <text:s/>c7 85 14 f3 ff ff 00 00 <text:s/>|.... ...........|</text:p>
      <text:p text:style-name="P1">00001a00 <text:s/>00 00 e9 34 02 00 00 8b <text:s/>85 1c f3 ff ff 48 63 c8 <text:s/>|...4.........Hc.|</text:p>
      <text:p text:style-name="P1">00001a10 <text:s/>8b 85 10 f3 ff ff 48 63 <text:s/>d0 48 89 d0 48 c1 e0 02 <text:s/>|......Hc.H..H...|</text:p>
      <text:p text:style-name="P1">00001a20 <text:s/>48 01 d0 48 c1 e0 02 48 <text:s/>01 d0 48 8d 15 ef 25 00 <text:s/>|H..H...H..H...%.|</text:p>
      <text:p text:style-name="P1">00001a30 <text:s/>00 48 8d 34 10 8b 85 14 <text:s/>f3 ff ff 48 98 8b 95 1c <text:s/>|.H.4.......H....|</text:p>
      <text:p text:style-name="P1">00001a40 <text:s/>f3 ff ff 48 63 d2 48 29 <text:s/>d0 48 8d 90 00 04 00 00 <text:s/>|...Hc.H).H......|</text:p>
      <text:p text:style-name="P1">00001a50 <text:s/>48 8d 85 f0 f3 ff ff 48 <text:s/>01 d0 48 89 ca 48 89 c7 <text:s/>|H......H..H..H..|</text:p>
      <text:p text:style-name="P1">00001a60 <text:s/>e8 bb f7 ff ff 85 c0 0f <text:s/>85 c7 01 00 00 8b 85 14 <text:s/>|................|</text:p>
      <text:p text:style-name="P1">00001a70 <text:s/>f3 ff ff 48 98 8b 95 1c <text:s/>f3 ff ff 48 63 d2 48 29 <text:s/>|...H.......Hc.H)|</text:p>
      <text:p text:style-name="P1">00001a80 <text:s/>d0 48 8d 90 00 04 00 00 <text:s/>48 8d 85 f0 f3 ff ff 48 <text:s/>|.H......H......H|</text:p>
      <text:p text:style-name="P1">00001a90 <text:s/>01 d0 48 89 c6 48 8d 3d <text:s/>3d 06 00 00 b8 00 00 00 <text:s/>|..H..H.==.......|</text:p>
      <text:p text:style-name="P1">00001aa0 <text:s/>00 e8 3a f7 ff ff 8b 95 <text:s/>10 f3 ff ff 89 d0 c1 e0 <text:s/>|..:.............|</text:p>
      <text:p text:style-name="P1">00001ab0 <text:s/>02 01 d0 c1 e0 02 01 d0 <text:s/>48 63 d0 48 8b 85 40 f3 <text:s/>|........Hc.H..@.|</text:p>
      <text:p text:style-name="P1">00001ac0 <text:s/>ff ff 48 01 d0 48 89 c6 <text:s/>48 8d 3d 1b 06 00 00 b8 <text:s/>|..H..H..H.=.....|</text:p>
      <text:p text:style-name="P1">00001ad0 <text:s/>00 00 00 00 e8 07 f7 ff <text:s/>ff 8b 95 10 f3 ff ff 89 <text:s/>|................|</text:p>
      <text:p text:style-name="P1">00001ae0 <text:s/>d0 c1 e0 02 01 d0 c1 e0 <text:s/>02 01 d0 48 63 d0 48 8b <text:s/>|...........Hc.H.|</text:p>
      <text:p text:style-name="P1">00001af0 <text:s/>85 40 f3 ff ff 48 01 d0 <text:s/>48 89 c7 e8 c0 f6 ff ff <text:s/>|.@...H..H.......|</text:p>
      <text:p text:style-name="P1">00001b00 <text:s/>89 85 24 f3 ff ff 8b 85 <text:s/>24 f3 ff ff 2b 85 1c f3 <text:s/>|..$.....$...+...|</text:p>
      <text:p text:style-name="P1">00001b10 <text:s/>ff ff 89 85 28 f3 ff ff <text:s/>8b 85 0c f3 ff ff 2d 00 <text:s/>|....(.........-.|</text:p>
      <text:p text:style-name="P1"><text:soft-page-break/>00001b20 <text:s/>04 00 00 2b 85 28 f3 ff <text:s/>ff 2b 85 14 f3 ff ff 89 <text:s/>|...+.(...+......|</text:p>
      <text:p text:style-name="P1">00001b30 <text:s/>85 2c f3 ff ff 8b 85 2c <text:s/>f3 ff ff 48 98 48 89 c7 <text:s/>|.,.....,...H.H..|</text:p>
      <text:p text:style-name="P1">00001b40 <text:s/>e8 2b f7 ff ff 48 89 85 <text:s/>58 f3 ff ff 8b 85 2c f3 <text:s/>|.+...H..X.....,.|</text:p>
      <text:p text:style-name="P1">00001b50 <text:s/>ff ff 48 63 d0 8b 85 14 <text:s/>f3 ff ff 48 98 48 8d 88 <text:s/>|..Hc.......H.H..|</text:p>
      <text:p text:style-name="P1">00001b60 <text:s/>00 04 00 00 48 8d 85 f0 <text:s/>f3 ff ff 48 01 c1 48 8b <text:s/>|....H......H..H.|</text:p>
      <text:p text:style-name="P1">00001b70 <text:s/>85 58 f3 ff ff 48 89 ce <text:s/>48 89 c7 e8 d0 f6 ff ff <text:s/>|.X...H..H.......|</text:p>
      <text:p text:style-name="P1">00001b80 <text:s/>8b 85 2c f3 ff ff 48 63 <text:s/>d0 8b 85 14 f3 ff ff 48 <text:s/>|..,...Hc.......H|</text:p>
      <text:p text:style-name="P1">00001b90 <text:s/>63 c8 8b 85 28 f3 ff ff <text:s/>48 98 48 01 c8 48 8d 88 <text:s/>|c...(...H.H..H..|</text:p>
      <text:p text:style-name="P1">00001ba0 <text:s/>00 04 00 00 48 8d 85 f0 <text:s/>f3 ff ff 48 01 c1 48 8b <text:s/>|....H......H..H.|</text:p>
      <text:p text:style-name="P1">00001bb0 <text:s/>85 58 f3 ff ff 48 89 c6 <text:s/>48 89 cf e8 90 f6 ff ff <text:s/>|.X...H..H.......|</text:p>
      <text:p text:style-name="P1">00001bc0 <text:s/>48 8b 85 58 f3 ff ff 48 <text:s/>89 c7 e8 b1 f5 ff ff 8b <text:s/>|H..X...H........|</text:p>
      <text:p text:style-name="P1">00001bd0 <text:s/>85 28 f3 ff ff 01 85 0c <text:s/>f3 ff ff 8b 85 24 f3 ff <text:s/>|.(...........$..|</text:p>
      <text:p text:style-name="P1">00001be0 <text:s/>ff 48 63 c8 8b 95 10 f3 <text:s/>ff ff 89 d0 c1 e0 02 01 <text:s/>|.Hc.............|</text:p>
      <text:p text:style-name="P1">00001bf0 <text:s/>d0 c1 e0 02 01 d0 48 63 <text:s/>d0 48 8b 85 40 f3 ff ff <text:s/>|......Hc.H..@...|</text:p>
      <text:p text:style-name="P1">00001c00 <text:s/>48 8d 34 02 8b 85 14 f3 <text:s/>ff ff 48 98 8b 95 1c f3 <text:s/>|H.4.......H.....|</text:p>
      <text:p text:style-name="P1">00001c10 <text:s/>ff ff 48 63 d2 48 29 d0 <text:s/>48 8d 90 00 04 00 00 48 <text:s/>|..Hc.H).H......H|</text:p>
      <text:p text:style-name="P1">00001c20 <text:s/>8d 85 f0 f3 ff ff 48 01 <text:s/>d0 48 89 ca 48 89 c7 e8 <text:s/>|......H..H..H...|</text:p>
      <text:p text:style-name="P1">00001c30 <text:s/>1c f6 ff ff 83 85 14 f3 <text:s/>ff ff 01 8b 85 14 f3 ff <text:s/>|................|</text:p>
      <text:p text:style-name="P1">00001c40 <text:s/>ff 3b 85 20 f3 ff ff 0f <text:s/>8c ba fd ff ff 83 85 10 <text:s/>|.;. ............|</text:p>
      <text:p text:style-name="P1">00001c50 <text:s/>f3 ff ff 01 8b 05 06 24 <text:s/>00 00 39 85 10 f3 ff ff <text:s/>|.......$..9.....|</text:p>
      <text:p text:style-name="P1">00001c60 <text:s/>0f 8c 0e fd ff ff 48 8b <text:s/>85 48 f3 ff ff 48 89 c7 <text:s/>|......H..H...H..|</text:p>
      <text:p text:style-name="P1">00001c70 <text:s/>e8 bb f5 ff ff 85 c0 0f <text:s/>84 96 00 00 00 8b 85 0c <text:s/>|................|</text:p>
      <text:p text:style-name="P1">00001c80 <text:s/>f3 ff ff 89 c6 48 8d 3d <text:s/>6f 04 00 00 b8 00 00 00 <text:s/>|.....H.=o.......|</text:p>
      <text:p text:style-name="P1">00001c90 <text:s/>00 e8 4a f5 ff ff 8b 85 <text:s/>0c f3 ff ff 48 63 f0 48 <text:s/>|..J.........Hc.H|</text:p>
      <text:p text:style-name="P1">00001ca0 <text:s/>8b 95 50 f3 ff ff 48 8d <text:s/>85 f0 f3 ff ff 48 89 d1 <text:s/>|..P...H......H..|</text:p>
      <text:p text:style-name="P1">00001cb0 <text:s/>ba 01 00 00 00 48 89 c7 <text:s/>e8 e3 f5 ff ff 48 83 f8 <text:s/>|.....H.......H..|</text:p>
      <text:p text:style-name="P1">00001cc0 <text:s/>01 74 44 48 8b 85 48 f3 <text:s/>ff ff 48 89 c7 e8 de f4 <text:s/>|.tDH..H...H.....|</text:p>
      <text:p text:style-name="P1">00001cd0 <text:s/>ff ff 85 c0 74 0a b8 04 <text:s/>00 00 00 e9 1a 01 00 00 <text:s/>|....t...........|</text:p>
      <text:p text:style-name="P1">00001ce0 <text:s/>48 8b 85 50 f3 ff ff 48 <text:s/>89 c7 e8 c1 f4 ff ff 85 <text:s/>|H..P...H........|</text:p>
      <text:p text:style-name="P1">00001cf0 <text:s/>c0 74 0a b8 05 00 00 00 <text:s/>e9 fd 00 00 00 b8 06 00 <text:s/>|.t..............|</text:p>
      <text:p text:style-name="P1">00001d00 <text:s/>00 00 e9 f3 00 00 00 c7 <text:s/>85 0c f3 ff ff 00 00 00 <text:s/>|................|</text:p>
      <text:p text:style-name="P1">00001d10 <text:s/>00 eb 0e 48 83 bd 30 f3 <text:s/>ff ff 00 0f 85 3a fa ff <text:s/>|...H..0......:..|</text:p>
      <text:p text:style-name="P1">00001d20 <text:s/>ff 48 8b 85 48 f3 ff ff <text:s/>48 89 c7 e8 80 f4 ff ff <text:s/>|.H..H...H.......|</text:p>
      <text:p text:style-name="P1">00001d30 <text:s/>85 c0 74 0a b8 04 00 00 <text:s/>00 e9 bc 00 00 00 48 8b <text:s/>|..t...........H.|</text:p>
      <text:p text:style-name="P1">00001d40 <text:s/>85 50 f3 ff ff 48 89 c7 <text:s/>e8 63 f4 ff ff 85 c0 74 <text:s/>|.P...H...c.....t|</text:p>
      <text:p text:style-name="P1">00001d50 <text:s/>0a b8 05 00 00 00 e9 9f <text:s/>00 00 00 48 8b 85 f0 f2 <text:s/>|...........H....|</text:p>
      <text:p text:style-name="P1">00001d60 <text:s/>ff ff 48 8b 00 48 8d 95 <text:s/>60 f3 ff ff 48 89 d6 48 <text:s/>|..H..H..`...H..H|</text:p>
      <text:p text:style-name="P1">00001d70 <text:s/>89 c7 e8 c9 f4 ff ff 8b <text:s/>95 78 f3 ff ff 48 8b 85 <text:s/>|.........x...H..|</text:p>
      <text:p text:style-name="P1">00001d80 <text:s/>38 f3 ff ff 89 d6 48 89 <text:s/>c7 e8 f2 f4 ff ff 85 c0 <text:s/>|8.....H.........|</text:p>
      <text:p text:style-name="P1">00001d90 <text:s/>74 07 b8 06 00 00 00 eb <text:s/>61 48 8b 85 38 f3 ff ff <text:s/>|t.......aH..8...|</text:p>
      <text:p text:style-name="P1">00001da0 <text:s/>48 89 c7 e8 d8 f3 ff ff <text:s/>48 8b 85 40 f3 ff ff 48 <text:s/>|H.......H..@...H|</text:p>
      <text:p text:style-name="P1">00001db0 <text:s/>89 c7 e8 c9 f3 ff ff b8 <text:s/>00 00 00 00 e8 e8 f5 ff <text:s/>|................|</text:p>
      <text:p text:style-name="P1">00001dc0 <text:s/>ff b8 00 00 00 00 e8 de <text:s/>f5 ff ff b8 00 00 00 00 <text:s/>|................|</text:p>
      <text:p text:style-name="P1">00001dd0 <text:s/>e8 d4 f5 ff ff b8 00 00 <text:s/>00 00 e8 ca f5 ff ff b8 <text:s/>|................|</text:p>
      <text:p text:style-name="P1">00001de0 <text:s/>00 00 00 00 e8 d7 f5 ff <text:s/>ff 48 8d 3d 1e 03 00 00 <text:s/>|.........H.=....|</text:p>
      <text:p text:style-name="P1">00001df0 <text:s/>e8 9b f3 ff ff b8 00 00 <text:s/>00 00 48 8b 4d f8 64 48 <text:s/>|..........H.M.dH|</text:p>
      <text:p text:style-name="P1">00001e00 <text:s/>2b 0c 25 28 00 00 00 74 <text:s/>05 e8 c2 f3 ff ff c9 c3 <text:s/>|+.%(...t........|</text:p>
      <text:p text:style-name="P1">00001e10 <text:s/>f3 0f 1e fa 41 57 4c 8d <text:s/>3d 03 1f 00 00 41 56 49 <text:s/>|....AWL.=....AVI|</text:p>
      <text:p text:style-name="P1">00001e20 <text:s/>89 d6 41 55 49 89 f5 41 <text:s/>54 41 89 fc 55 48 8d 2d <text:s/>|..AUI..ATA..UH.-|</text:p>
      <text:p text:style-name="P1">00001e30 <text:s/>f4 1e 00 00 53 4c 29 fd <text:s/>48 83 ec 08 e8 bf f1 ff <text:s/>|....SL).H.......|</text:p>
      <text:p text:style-name="P1">00001e40 <text:s/>ff 48 c1 fd 03 74 1f 31 <text:s/>db 0f 1f 80 00 00 00 00 <text:s/>|.H...t.1........|</text:p>
      <text:p text:style-name="P1">00001e50 <text:s/>4c 89 f2 4c 89 ee 44 89 <text:s/>e7 41 ff 14 df 48 83 c3 <text:s/>|L..L..D..A...H..|</text:p>
      <text:p text:style-name="P1">00001e60 <text:s/>01 48 39 dd 75 ea 48 83 <text:s/>c4 08 5b 5d 41 5c 41 5d <text:s/>|.H9.u.H...[]A\A]|</text:p>
      <text:p text:style-name="P1">00001e70 <text:s/>41 5e 41 5f c3 66 66 2e <text:s/>0f 1f 84 00 00 00 00 00 <text:s/>|A^A_.ff.........|</text:p>
      <text:p text:style-name="P1">00001e80 <text:s/>f3 0f 1e fa c3 00 00 00 <text:s/>f3 0f 1e fa 48 83 ec 08 <text:s/>|............H...|</text:p>
      <text:p text:style-name="P1">00001e90 <text:s/>48 83 c4 08 c3 00 00 00 <text:s/>00 00 00 00 00 00 00 00 <text:s/>|H...............|</text:p>
      <text:p text:style-name="P1">00001ea0 <text:s/>00 00 00 00 00 00 00 00 <text:s/>00 00 00 00 00 00 00 00 <text:s/>|................|</text:p>
      <text:p text:style-name="P1">*</text:p>
      <text:p text:style-name="P1"><text:soft-page-break/>00002000 <text:s/>01 00 02 00 00 00 00 00 <text:s/>41 20 62 65 61 75 74 69 <text:s/>|........A beauti|</text:p>
      <text:p text:style-name="P1">00002010 <text:s/>66 75 6c 20 66 75 6e 63 <text:s/>74 69 6f 6e 21 00 41 6e <text:s/>|ful function!.An|</text:p>
      <text:p text:style-name="P1">00002020 <text:s/>20 75 67 6c 79 20 66 75 <text:s/>6e 63 74 69 6f 6e 21 00 <text:s/>| ugly function!.|</text:p>
      <text:p text:style-name="P1">00002030 <text:s/>4e 65 77 20 66 75 6e 63 <text:s/>74 69 6f 6e 20 6c 65 6e <text:s/>|New function len|</text:p>
      <text:p text:style-name="P1">00002040 <text:s/>67 74 68 20 3d 20 25 64 <text:s/>0a 00 50 72 6f 67 72 61 <text:s/>|gth = %d..Progra|</text:p>
      <text:p text:style-name="P1">00002050 <text:s/>6d 20 6c 6f 63 61 74 69 <text:s/>6f 6e 20 3d 20 25 73 0a <text:s/>|m location = %s.|</text:p>
      <text:p text:style-name="P1">00002060 <text:s/>00 25 73 2e 6d 75 74 65 <text:s/>78 00 6d 75 74 65 78 20 <text:s/>|.%s.mutex.mutex |</text:p>
      <text:p text:style-name="P1">00002070 <text:s/>3d 20 25 73 0a 00 66 75 <text:s/>6e 63 74 69 6f 6e 20 63 <text:s/>|= %s..function c|</text:p>
      <text:p text:style-name="P1">00002080 <text:s/>6f 75 6e 74 20 3d 20 25 <text:s/>64 0a 00 66 75 6e 63 74 <text:s/>|ount = %d..funct|</text:p>
      <text:p text:style-name="P1">00002090 <text:s/>69 6f 6e 20 3d 20 25 73 <text:s/>0a 00 72 62 00 77 62 00 <text:s/>|ion = %s..rb.wb.|</text:p>
      <text:p text:style-name="P1">000020a0 <text:s/>4e 65 77 20 64 61 74 61 <text:s/>20 63 6f 75 6e 74 3a 20 <text:s/>|New data count: |</text:p>
      <text:p text:style-name="P1">000020b0 <text:s/>25 64 0a 49 6e 63 72 65 <text:s/>61 73 65 64 20 62 79 3a <text:s/>|%d.Increased by:|</text:p>
      <text:p text:style-name="P1">000020c0 <text:s/>20 25 6c 75 0a 00 45 6e <text:s/>74 72 79 20 73 65 61 72 <text:s/>| %lu..Entry sear|</text:p>
      <text:p text:style-name="P1">000020d0 <text:s/>63 68 20 3d 20 25 73 0a <text:s/>00 45 6e 74 72 79 20 66 <text:s/>|ch = %s..Entry f|</text:p>
      <text:p text:style-name="P1">000020e0 <text:s/>6f 75 6e 64 21 20 25 73 <text:s/>0a 00 52 65 70 6c 61 63 <text:s/>|ound! %s..Replac|</text:p>
      <text:p text:style-name="P1">000020f0 <text:s/>65 64 20 62 79 3a 20 25 <text:s/>73 0a 00 4c 61 73 74 20 <text:s/>|ed by: %s..Last |</text:p>
      <text:p text:style-name="P1">00002100 <text:s/>70 61 67 65 20 77 61 73 <text:s/>3a 20 25 64 0a 00 4d 75 <text:s/>|page was: %d..Mu|</text:p>
      <text:p text:style-name="P1">00002110 <text:s/>74 65 78 20 63 72 65 61 <text:s/>74 65 64 21 00 00 00 00 <text:s/>|tex created!....|</text:p>
      <text:p text:style-name="P1">00002120 <text:s/>01 1b 03 3b 5c 00 00 00 <text:s/>0a 00 00 00 00 ef ff ff <text:s/>|...;\...........|</text:p>
      <text:p text:style-name="P1">00002130 <text:s/>90 00 00 00 50 f0 ff ff <text:s/>b8 00 00 00 60 f0 ff ff <text:s/>|....P.......`...|</text:p>
      <text:p text:style-name="P1">00002140 <text:s/>d0 00 00 00 a0 f1 ff ff <text:s/>78 00 00 00 89 f2 ff ff <text:s/>|........x.......|</text:p>
      <text:p text:style-name="P1">00002150 <text:s/>e8 00 00 00 a0 f2 ff ff <text:s/>08 01 00 00 b7 f2 ff ff <text:s/>|................|</text:p>
      <text:p text:style-name="P1">00002160 <text:s/>28 01 00 00 52 f4 ff ff <text:s/>48 01 00 00 f0 fc ff ff <text:s/>|(...R...H.......|</text:p>
      <text:p text:style-name="P1">00002170 <text:s/>68 01 00 00 60 fd ff ff <text:s/>b0 01 00 00 00 00 00 00 <text:s/>|h...`...........|</text:p>
      <text:p text:style-name="P1">00002180 <text:s/>14 00 00 00 00 00 00 00 <text:s/>01 7a 52 00 01 78 10 01 <text:s/>|.........zR..x..|</text:p>
      <text:p text:style-name="P1">00002190 <text:s/>1b 0c 07 08 90 01 00 00 <text:s/>14 00 00 00 1c 00 00 00 <text:s/>|................|</text:p>
      <text:p text:style-name="P1">000021a0 <text:s/>20 f1 ff ff 2f 00 00 00 <text:s/>00 44 07 10 00 00 00 00 <text:s/>| .../....D......|</text:p>
      <text:p text:style-name="P1">000021b0 <text:s/>24 00 00 00 34 00 00 00 <text:s/>68 ee ff ff 50 01 00 00 <text:s/>|$...4...h...P...|</text:p>
      <text:p text:style-name="P1">000021c0 <text:s/>00 0e 10 46 0e 18 4a 0f <text:s/>0b 77 08 80 00 3f 1a 3a <text:s/>|...F..J..w...?.:|</text:p>
      <text:p text:style-name="P1">000021d0 <text:s/>2a 33 24 22 00 00 00 00 <text:s/>14 00 00 00 5c 00 00 00 <text:s/>|*3$"........\...|</text:p>
      <text:p text:style-name="P1">000021e0 <text:s/>90 ef ff ff 10 00 00 00 <text:s/>00 00 00 00 00 00 00 00 <text:s/>|................|</text:p>
      <text:p text:style-name="P1">000021f0 <text:s/>14 00 00 00 74 00 00 00 <text:s/>88 ef ff ff 40 01 00 00 <text:s/>|....t.......@...|</text:p>
      <text:p text:style-name="P1">00002200 <text:s/>00 00 00 00 00 00 00 00 <text:s/>1c 00 00 00 8c 00 00 00 <text:s/>|................|</text:p>
      <text:p text:style-name="P1">00002210 <text:s/>99 f1 ff ff 17 00 00 00 <text:s/>00 45 0e 10 86 02 43 0d <text:s/>|.........E....C.|</text:p>
      <text:p text:style-name="P1">00002220 <text:s/>06 4e 0c 07 08 00 00 00 <text:s/>1c 00 00 00 ac 00 00 00 <text:s/>|.N..............|</text:p>
      <text:p text:style-name="P1">00002230 <text:s/>90 f1 ff ff 17 00 00 00 <text:s/>00 45 0e 10 86 02 43 0d <text:s/>|.........E....C.|</text:p>
      <text:p text:style-name="P1">00002240 <text:s/>06 4e 0c 07 08 00 00 00 <text:s/>1c 00 00 00 cc 00 00 00 <text:s/>|.N..............|</text:p>
      <text:p text:style-name="P1">00002250 <text:s/>87 f1 ff ff 9b 01 00 00 <text:s/>00 45 0e 10 86 02 43 0d <text:s/>|.........E....C.|</text:p>
      <text:p text:style-name="P1">00002260 <text:s/>06 03 92 01 0c 07 08 00 <text:s/>1c 00 00 00 ec 00 00 00 <text:s/>|................|</text:p>
      <text:p text:style-name="P1">00002270 <text:s/>02 f3 ff ff 9e 08 00 00 <text:s/>00 45 0e 10 86 02 43 0d <text:s/>|.........E....C.|</text:p>
      <text:p text:style-name="P1">00002280 <text:s/>06 03 95 08 0c 07 08 00 <text:s/>44 00 00 00 0c 01 00 00 <text:s/>|........D.......|</text:p>
      <text:p text:style-name="P1">00002290 <text:s/>80 fb ff ff 65 00 00 00 <text:s/>00 46 0e 10 8f 02 49 0e <text:s/>|....e....F....I.|</text:p>
      <text:p text:style-name="P1">000022a0 <text:s/>18 8e 03 45 0e 20 8d 04 <text:s/>45 0e 28 8c 05 44 0e 30 <text:s/>|...E. ..E.(..D.0|</text:p>
      <text:p text:style-name="P1">000022b0 <text:s/>86 06 48 0e 38 83 07 47 <text:s/>0e 40 6e 0e 38 41 0e 30 <text:s/>|..H.8..G.@n.8A.0|</text:p>
      <text:p text:style-name="P1">000022c0 <text:s/>41 0e 28 42 0e 20 42 0e <text:s/>18 42 0e 10 42 0e 08 00 <text:s/>|A.(B. B..B..B...|</text:p>
      <text:p text:style-name="P1">000022d0 <text:s/>10 00 00 00 54 01 00 00 <text:s/>a8 fb ff ff 05 00 00 00 <text:s/>|....T...........|</text:p>
      <text:p text:style-name="P1">000022e0 <text:s/>00 00 00 00 00 00 00 00 <text:s/>00 00 00 00 00 00 00 00 <text:s/>|................|</text:p>
      <text:p text:style-name="P1">*</text:p>
      <text:p text:style-name="P1">00002d20 <text:s/>a0 13 00 00 00 00 00 00 <text:s/>60 13 00 00 00 00 00 00 <text:s/>|........`.......|</text:p>
      <text:p text:style-name="P1">00002d30 <text:s/>01 00 00 00 00 00 00 00 <text:s/>9e 00 00 00 00 00 00 00 <text:s/>|................|</text:p>
      <text:p text:style-name="P1">00002d40 <text:s/>0c 00 00 00 00 00 00 00 <text:s/>00 10 00 00 00 00 00 00 <text:s/>|................|</text:p>
      <text:p text:style-name="P1">00002d50 <text:s/>0d 00 00 00 00 00 00 00 <text:s/>88 1e 00 00 00 00 00 00 <text:s/>|................|</text:p>
      <text:p text:style-name="P1">00002d60 <text:s/>19 00 00 00 00 00 00 00 <text:s/>20 3d 00 00 00 00 00 00 <text:s/>|........ =......|</text:p>
      <text:p text:style-name="P1">00002d70 <text:s/>1b 00 00 00 00 00 00 00 <text:s/>08 00 00 00 00 00 00 00 <text:s/>|................|</text:p>
      <text:p text:style-name="P1">00002d80 <text:s/>1a 00 00 00 00 00 00 00 <text:s/>28 3d 00 00 00 00 00 00 <text:s/>|........(=......|</text:p>
      <text:p text:style-name="P1">00002d90 <text:s/>1c 00 00 00 00 00 00 00 <text:s/>08 00 00 00 00 00 00 00 <text:s/>|................|</text:p>
      <text:p text:style-name="P1">00002da0 <text:s/>f5 fe ff 6f 00 00 00 00 <text:s/>b0 03 00 00 00 00 00 00 <text:s/>|...o............|</text:p>
      <text:p text:style-name="P1">00002db0 <text:s/>05 00 00 00 00 00 00 00 <text:s/>48 06 00 00 00 00 00 00 <text:s/>|........H.......|</text:p>
      <text:p text:style-name="P1"><text:soft-page-break/>00002dc0 <text:s/>06 00 00 00 00 00 00 00 <text:s/>d8 03 00 00 00 00 00 00 <text:s/>|................|</text:p>
      <text:p text:style-name="P1">00002dd0 <text:s/>0a 00 00 00 00 00 00 00 <text:s/>19 01 00 00 00 00 00 00 <text:s/>|................|</text:p>
      <text:p text:style-name="P1">00002de0 <text:s/>0b 00 00 00 00 00 00 00 <text:s/>18 00 00 00 00 00 00 00 <text:s/>|................|</text:p>
      <text:p text:style-name="P1">00002df0 <text:s/>15 00 00 00 00 00 00 00 <text:s/>00 00 00 00 00 00 00 00 <text:s/>|................|</text:p>
      <text:p text:style-name="P1">00002e00 <text:s/>03 00 00 00 00 00 00 00 <text:s/>20 3f 00 00 00 00 00 00 <text:s/>|........ ?......|</text:p>
      <text:p text:style-name="P1">00002e10 <text:s/>02 00 00 00 00 00 00 00 <text:s/>e0 01 00 00 00 00 00 00 <text:s/>|................|</text:p>
      <text:p text:style-name="P1">00002e20 <text:s/>14 00 00 00 00 00 00 00 <text:s/>07 00 00 00 00 00 00 00 <text:s/>|................|</text:p>
      <text:p text:style-name="P1">00002e30 <text:s/>17 00 00 00 00 00 00 00 <text:s/>a8 08 00 00 00 00 00 00 <text:s/>|................|</text:p>
      <text:p text:style-name="P1">00002e40 <text:s/>07 00 00 00 00 00 00 00 <text:s/>e8 07 00 00 00 00 00 00 <text:s/>|................|</text:p>
      <text:p text:style-name="P1">00002e50 <text:s/>08 00 00 00 00 00 00 00 <text:s/>c0 00 00 00 00 00 00 00 <text:s/>|................|</text:p>
      <text:p text:style-name="P1">00002e60 <text:s/>09 00 00 00 00 00 00 00 <text:s/>18 00 00 00 00 00 00 00 <text:s/>|................|</text:p>
      <text:p text:style-name="P1">00002e70 <text:s/>1e 00 00 00 00 00 00 00 <text:s/>08 00 00 00 00 00 00 00 <text:s/>|................|</text:p>
      <text:p text:style-name="P1">00002e80 <text:s/>fb ff ff 6f 00 00 00 00 <text:s/>01 00 00 08 00 00 00 00 <text:s/>|...o............|</text:p>
      <text:p text:style-name="P1">00002e90 <text:s/>fe ff ff 6f 00 00 00 00 <text:s/>98 07 00 00 00 00 00 00 <text:s/>|...o............|</text:p>
      <text:p text:style-name="P1">00002ea0 <text:s/>ff ff ff 6f 00 00 00 00 <text:s/>01 00 00 00 00 00 00 00 <text:s/>|...o............|</text:p>
      <text:p text:style-name="P1">00002eb0 <text:s/>f0 ff ff 6f 00 00 00 00 <text:s/>62 07 00 00 00 00 00 00 <text:s/>|...o....b.......|</text:p>
      <text:p text:style-name="P1">00002ec0 <text:s/>f9 ff ff 6f 00 00 00 00 <text:s/>03 00 00 00 00 00 00 00 <text:s/>|...o............|</text:p>
      <text:p text:style-name="P1">00002ed0 <text:s/>00 00 00 00 00 00 00 00 <text:s/>00 00 00 00 00 00 00 00 <text:s/>|................|</text:p>
      <text:p text:style-name="P1">*</text:p>
      <text:p text:style-name="P1">00002f20 <text:s/>30 3d 00 00 00 00 00 00 <text:s/>00 00 00 00 00 00 00 00 <text:s/>|0=..............|</text:p>
      <text:p text:style-name="P1">00002f30 <text:s/>00 00 00 00 00 00 00 00 <text:s/>30 10 00 00 00 00 00 00 <text:s/>|........0.......|</text:p>
      <text:p text:style-name="P1">00002f40 <text:s/>40 10 00 00 00 00 00 00 <text:s/>50 10 00 00 00 00 00 00 <text:s/>|@.......P.......|</text:p>
      <text:p text:style-name="P1">00002f50 <text:s/>60 10 00 00 00 00 00 00 <text:s/>70 10 00 00 00 00 00 00 <text:s/>|`.......p.......|</text:p>
      <text:p text:style-name="P1">00002f60 <text:s/>80 10 00 00 00 00 00 00 <text:s/>90 10 00 00 00 00 00 00 <text:s/>|................|</text:p>
      <text:p text:style-name="P1">00002f70 <text:s/>a0 10 00 00 00 00 00 00 <text:s/>b0 10 00 00 00 00 00 00 <text:s/>|................|</text:p>
      <text:p text:style-name="P1">00002f80 <text:s/>c0 10 00 00 00 00 00 00 <text:s/>d0 10 00 00 00 00 00 00 <text:s/>|................|</text:p>
      <text:p text:style-name="P1">00002f90 <text:s/>e0 10 00 00 00 00 00 00 <text:s/>f0 10 00 00 00 00 00 00 <text:s/>|................|</text:p>
      <text:p text:style-name="P1">00002fa0 <text:s/>00 11 00 00 00 00 00 00 <text:s/>10 11 00 00 00 00 00 00 <text:s/>|................|</text:p>
      <text:p text:style-name="P1">00002fb0 <text:s/>20 11 00 00 00 00 00 00 <text:s/>30 11 00 00 00 00 00 00 <text:s/>| .......0.......|</text:p>
      <text:p text:style-name="P1">00002fc0 <text:s/>40 11 00 00 00 00 00 00 <text:s/>50 11 00 00 00 00 00 00 <text:s/>|@.......P.......|</text:p>
      <text:p text:style-name="P1">00002fd0 <text:s/>60 11 00 00 00 00 00 00 <text:s/>00 00 00 00 00 00 00 00 <text:s/>|`...............|</text:p>
      <text:p text:style-name="P1">00002fe0 <text:s/>00 00 00 00 00 00 00 00 <text:s/>00 00 00 00 00 00 00 00 <text:s/>|................|</text:p>
      <text:p text:style-name="P1">*</text:p>
      <text:p text:style-name="P1">00003000 <text:s/>00 00 00 00 00 00 00 00 <text:s/>08 40 00 00 00 00 00 00 <text:s/>|.........@......|</text:p>
      <text:p text:style-name="P1">00003010 <text:s/>00 00 00 00 00 00 00 00 <text:s/>00 00 00 00 00 00 00 00 <text:s/>|................|</text:p>
      <text:p text:style-name="P1">00003020 <text:s/>55 43 52 61 45 48 63 42 <text:s/>43 00 00 00 00 00 00 00 <text:s/>|UCRaEHcBC.......|</text:p>
      <text:p text:style-name="P1">00003030 <text:s/>00 00 00 00 00 51 64 5a <text:s/>38 71 64 35 36 61 77 46 <text:s/>|.....QdZ8qd56awF|</text:p>
      <text:p text:style-name="P1">00003040 <text:s/>6d 76 5a 38 78 4b 67 31 <text:s/>00 00 00 00 00 00 00 00 <text:s/>|mvZ8xKg1........|</text:p>
      <text:p text:style-name="P1">00003050 <text:s/>00 00 00 00 76 38 54 35 <text:s/>44 76 34 46 00 00 00 00 <text:s/>|....v8T5Dv4F....|</text:p>
      <text:p text:style-name="P1">00003060 <text:s/>00 00 03 00 00 00 47 43 <text:s/>43 3a 20 28 55 62 75 6e <text:s/>|......GCC: (Ubun|</text:p>
      <text:p text:style-name="P1">00003070 <text:s/>74 75 20 31 30 2e 33 2e <text:s/>30 2d 31 75 62 75 6e 74 <text:s/>|tu 10.3.0-1ubunt|</text:p>
      <text:p text:style-name="P1">00003080 <text:s/>75 31 29 20 31 30 2e 33 <text:s/>2e 30 00 00 00 00 00 00 <text:s/>|u1) 10.3.0......|</text:p>
      <text:p text:style-name="P1">00003090 <text:s/>00 00 00 00 00 00 00 00 <text:s/>00 00 00 00 00 00 00 00 <text:s/>|................|</text:p>
      <text:p text:style-name="P1">000030a0 <text:s/>00 00 00 00 00 00 00 00 <text:s/>00 00 01 00 00 00 04 00 <text:s/>|................|</text:p>
      <text:p text:style-name="P1">000030b0 <text:s/>f1 ff 00 00 00 00 00 00 <text:s/>00 00 00 00 00 00 00 00 <text:s/>|................|</text:p>
      <text:p text:style-name="P1">000030c0 <text:s/>00 00 09 00 00 00 01 00 <text:s/>04 00 8c 03 00 00 00 00 <text:s/>|................|</text:p>
      <text:p text:style-name="P1">000030d0 <text:s/>00 00 20 00 00 00 00 00 <text:s/>00 00 13 00 00 00 04 00 <text:s/>|.. .............|</text:p>
      <text:p text:style-name="P1">000030e0 <text:s/>f1 ff 00 00 00 00 00 00 <text:s/>00 00 00 00 00 00 00 00 <text:s/>|................|</text:p>
      <text:p text:style-name="P1">000030f0 <text:s/>00 00 1e 00 00 00 02 00 <text:s/>10 00 f0 12 00 00 00 00 <text:s/>|................|</text:p>
      <text:p text:style-name="P1">00003100 <text:s/>00 00 00 00 00 00 00 00 <text:s/>00 00 20 00 00 00 02 00 <text:s/>|.......... .....|</text:p>
      <text:p text:style-name="P1">00003110 <text:s/>10 00 20 13 00 00 00 00 <text:s/>00 00 00 00 00 00 00 00 <text:s/>|.. .............|</text:p>
      <text:p text:style-name="P1">00003120 <text:s/>00 00 33 00 00 00 02 00 <text:s/>10 00 60 13 00 00 00 00 <text:s/>|..3.......`.....|</text:p>
      <text:p text:style-name="P1">00003130 <text:s/>00 00 00 00 00 00 00 00 <text:s/>00 00 49 00 00 00 01 00 <text:s/>|..........I.....|</text:p>
      <text:p text:style-name="P1">00003140 <text:s/>1a 00 64 40 00 00 00 00 <text:s/>00 00 01 00 00 00 00 00 <text:s/>|..d@............|</text:p>
      <text:p text:style-name="P1">00003150 <text:s/>00 00 55 00 00 00 01 00 <text:s/>16 00 28 3d 00 00 00 00 <text:s/>|..U.......(=....|</text:p>
      <text:p text:style-name="P1">00003160 <text:s/>00 00 00 00 00 00 00 00 <text:s/>00 00 7c 00 00 00 02 00 <text:s/>|..........|.....|</text:p>
      <text:p text:style-name="P1">00003170 <text:s/>10 00 a0 13 00 00 00 00 <text:s/>00 00 00 00 00 00 00 00 <text:s/>|................|</text:p>
      <text:p text:style-name="P1">00003180 <text:s/>00 00 88 00 00 00 01 00 <text:s/>15 00 20 3d 00 00 00 00 <text:s/>|.......... =....|</text:p>
      <text:p text:style-name="P1"><text:soft-page-break/>00003190 <text:s/>00 00 00 00 00 00 00 00 <text:s/>00 00 a7 00 00 00 04 00 <text:s/>|................|</text:p>
      <text:p text:style-name="P1">000031a0 <text:s/>f1 ff 00 00 00 00 00 00 <text:s/>00 00 00 00 00 00 00 00 <text:s/>|................|</text:p>
      <text:p text:style-name="P1">000031b0 <text:s/>00 00 c2 00 00 00 01 00 <text:s/>19 00 20 40 00 00 00 00 <text:s/>|.......... @....|</text:p>
      <text:p text:style-name="P1">000031c0 <text:s/>00 00 3f 00 00 00 00 00 <text:s/>00 00 cf 00 00 00 01 00 <text:s/>|..?.............|</text:p>
      <text:p text:style-name="P1">000031d0 <text:s/>19 00 60 40 00 00 00 00 <text:s/>00 00 04 00 00 00 00 00 <text:s/>|..`@............|</text:p>
      <text:p text:style-name="P1">000031e0 <text:s/>00 00 13 00 00 00 04 00 <text:s/>f1 ff 00 00 00 00 00 00 <text:s/>|................|</text:p>
      <text:p text:style-name="P1">000031f0 <text:s/>00 00 00 00 00 00 00 00 <text:s/>00 00 dd 00 00 00 01 00 <text:s/>|................|</text:p>
      <text:p text:style-name="P1">00003200 <text:s/>14 00 e4 22 00 00 00 00 <text:s/>00 00 00 00 00 00 00 00 <text:s/>|..."............|</text:p>
      <text:p text:style-name="P1">00003210 <text:s/>00 00 00 00 00 00 04 00 <text:s/>f1 ff 00 00 00 00 00 00 <text:s/>|................|</text:p>
      <text:p text:style-name="P1">00003220 <text:s/>00 00 00 00 00 00 00 00 <text:s/>00 00 eb 00 00 00 00 00 <text:s/>|................|</text:p>
      <text:p text:style-name="P1">00003230 <text:s/>15 00 28 3d 00 00 00 00 <text:s/>00 00 00 00 00 00 00 00 <text:s/>|..(=............|</text:p>
      <text:p text:style-name="P1">00003240 <text:s/>00 00 fc 00 00 00 01 00 <text:s/>17 00 30 3d 00 00 00 00 <text:s/>|..........0=....|</text:p>
      <text:p text:style-name="P1">00003250 <text:s/>00 00 00 00 00 00 00 00 <text:s/>00 00 05 01 00 00 00 00 <text:s/>|................|</text:p>
      <text:p text:style-name="P1">00003260 <text:s/>15 00 20 3d 00 00 00 00 <text:s/>00 00 00 00 00 00 00 00 <text:s/>|.. =............|</text:p>
      <text:p text:style-name="P1">00003270 <text:s/>00 00 18 01 00 00 00 00 <text:s/>13 00 20 21 00 00 00 00 <text:s/>|.......... !....|</text:p>
      <text:p text:style-name="P1">00003280 <text:s/>00 00 00 00 00 00 00 00 <text:s/>00 00 2b 01 00 00 01 00 <text:s/>|..........+.....|</text:p>
      <text:p text:style-name="P1">00003290 <text:s/>18 00 20 3f 00 00 00 00 <text:s/>00 00 00 00 00 00 00 00 <text:s/>|.. ?............|</text:p>
      <text:p text:style-name="P1">000032a0 <text:s/>00 00 e4 02 00 00 02 00 <text:s/>0c 00 00 10 00 00 00 00 <text:s/>|................|</text:p>
      <text:p text:style-name="P1">000032b0 <text:s/>00 00 00 00 00 00 00 00 <text:s/>00 00 41 01 00 00 12 00 <text:s/>|..........A.....|</text:p>
      <text:p text:style-name="P1">000032c0 <text:s/>10 00 80 1e 00 00 00 00 <text:s/>00 00 05 00 00 00 00 00 <text:s/>|................|</text:p>
      <text:p text:style-name="P1">000032d0 <text:s/>00 00 51 01 00 00 12 00 <text:s/>00 00 00 00 00 00 00 00 <text:s/>|..Q.............|</text:p>
      <text:p text:style-name="P1">000032e0 <text:s/>00 00 00 00 00 00 00 00 <text:s/>00 00 62 01 00 00 20 00 <text:s/>|..........b... .|</text:p>
      <text:p text:style-name="P1">000032f0 <text:s/>00 00 00 00 00 00 00 00 <text:s/>00 00 00 00 00 00 00 00 <text:s/>|................|</text:p>
      <text:p text:style-name="P1">00003300 <text:s/>00 00 60 02 00 00 20 00 <text:s/>19 00 00 40 00 00 00 00 <text:s/>|..`... ....@....|</text:p>
      <text:p text:style-name="P1">00003310 <text:s/>00 00 00 00 00 00 00 00 <text:s/>00 00 7e 01 00 00 12 00 <text:s/>|..........~.....|</text:p>
      <text:p text:style-name="P1">00003320 <text:s/>00 00 00 00 00 00 00 00 <text:s/>00 00 00 00 00 00 00 00 <text:s/>|................|</text:p>
      <text:p text:style-name="P1">00003330 <text:s/>00 00 8f 01 00 00 12 00 <text:s/>10 00 a9 13 00 00 00 00 <text:s/>|................|</text:p>
      <text:p text:style-name="P1">00003340 <text:s/>00 00 17 00 00 00 00 00 <text:s/>00 00 99 01 00 00 12 00 <text:s/>|................|</text:p>
      <text:p text:style-name="P1">00003350 <text:s/>00 00 00 00 00 00 00 00 <text:s/>00 00 00 00 00 00 00 00 <text:s/>|................|</text:p>
      <text:p text:style-name="P1">00003360 <text:s/>00 00 ab 01 00 00 10 00 <text:s/>19 00 64 40 00 00 00 00 <text:s/>|..........d@....|</text:p>
      <text:p text:style-name="P1">00003370 <text:s/>00 00 00 00 00 00 00 00 <text:s/>00 00 b2 01 00 00 12 00 <text:s/>|................|</text:p>
      <text:p text:style-name="P1">00003380 <text:s/>00 00 00 00 00 00 00 00 <text:s/>00 00 00 00 00 00 00 00 <text:s/>|................|</text:p>
      <text:p text:style-name="P1">00003390 <text:s/>00 00 4b 01 00 00 12 02 <text:s/>11 00 88 1e 00 00 00 00 <text:s/>|..K.............|</text:p>
      <text:p text:style-name="P1">000033a0 <text:s/>00 00 00 00 00 00 00 00 <text:s/>00 00 c5 01 00 00 12 00 <text:s/>|................|</text:p>
      <text:p text:style-name="P1">000033b0 <text:s/>00 00 00 00 00 00 00 00 <text:s/>00 00 00 00 00 00 00 00 <text:s/>|................|</text:p>
      <text:p text:style-name="P1">000033c0 <text:s/>00 00 d8 01 00 00 12 00 <text:s/>00 00 00 00 00 00 00 00 <text:s/>|................|</text:p>
      <text:p text:style-name="P1">000033d0 <text:s/>00 00 00 00 00 00 00 00 <text:s/>00 00 f5 01 00 00 12 00 <text:s/>|................|</text:p>
      <text:p text:style-name="P1">000033e0 <text:s/>00 00 00 00 00 00 00 00 <text:s/>00 00 00 00 00 00 00 00 <text:s/>|................|</text:p>
      <text:p text:style-name="P1">000033f0 <text:s/>00 00 f3 01 00 00 12 00 <text:s/>00 00 00 00 00 00 00 00 <text:s/>|................|</text:p>
      <text:p text:style-name="P1">00003400 <text:s/>00 00 00 00 00 00 00 00 <text:s/>00 00 08 02 00 00 12 00 <text:s/>|................|</text:p>
      <text:p text:style-name="P1">00003410 <text:s/>00 00 00 00 00 00 00 00 <text:s/>00 00 00 00 00 00 00 00 <text:s/>|................|</text:p>
      <text:p text:style-name="P1">00003420 <text:s/>00 00 1b 02 00 00 12 00 <text:s/>00 00 00 00 00 00 00 00 <text:s/>|................|</text:p>
      <text:p text:style-name="P1">00003430 <text:s/>00 00 00 00 00 00 00 00 <text:s/>00 00 39 02 00 00 12 00 <text:s/>|..........9.....|</text:p>
      <text:p text:style-name="P1">00003440 <text:s/>00 00 00 00 00 00 00 00 <text:s/>00 00 00 00 00 00 00 00 <text:s/>|................|</text:p>
      <text:p text:style-name="P1">00003450 <text:s/>00 00 4b 02 00 00 12 00 <text:s/>00 00 00 00 00 00 00 00 <text:s/>|..K.............|</text:p>
      <text:p text:style-name="P1">00003460 <text:s/>00 00 00 00 00 00 00 00 <text:s/>00 00 5e 02 00 00 10 00 <text:s/>|..........^.....|</text:p>
      <text:p text:style-name="P1">00003470 <text:s/>19 00 00 40 00 00 00 00 <text:s/>00 00 00 00 00 00 00 00 <text:s/>|...@............|</text:p>
      <text:p text:style-name="P1">00003480 <text:s/>00 00 6b 02 00 00 12 00 <text:s/>00 00 00 00 00 00 00 00 <text:s/>|..k.............|</text:p>
      <text:p text:style-name="P1">00003490 <text:s/>00 00 00 00 00 00 00 00 <text:s/>00 00 7c 02 00 00 20 00 <text:s/>|..........|... .|</text:p>
      <text:p text:style-name="P1">000034a0 <text:s/>00 00 00 00 00 00 00 00 <text:s/>00 00 00 00 00 00 00 00 <text:s/>|................|</text:p>
      <text:p text:style-name="P1">000034b0 <text:s/>00 00 8b 02 00 00 12 00 <text:s/>00 00 00 00 00 00 00 00 <text:s/>|................|</text:p>
      <text:p text:style-name="P1">000034c0 <text:s/>00 00 00 00 00 00 00 00 <text:s/>00 00 9b 02 00 00 11 02 <text:s/>|................|</text:p>
      <text:p text:style-name="P1">000034d0 <text:s/>19 00 08 40 00 00 00 00 <text:s/>00 00 00 00 00 00 00 00 <text:s/>|...@............|</text:p>
      <text:p text:style-name="P1">000034e0 <text:s/>00 00 a8 02 00 00 12 00 <text:s/>00 00 00 00 00 00 00 00 <text:s/>|................|</text:p>
      <text:p text:style-name="P1">000034f0 <text:s/>00 00 00 00 00 00 00 00 <text:s/>00 00 ba 02 00 00 11 00 <text:s/>|................|</text:p>
      <text:p text:style-name="P1">00003500 <text:s/>12 00 00 20 00 00 00 00 <text:s/>00 00 04 00 00 00 00 00 <text:s/>|... ............|</text:p>
      <text:p text:style-name="P1">00003510 <text:s/>00 00 c9 02 00 00 12 00 <text:s/>00 00 00 00 00 00 00 00 <text:s/>|................|</text:p>
      <text:p text:style-name="P1">00003520 <text:s/>00 00 00 00 00 00 00 00 <text:s/>00 00 da 02 00 00 12 00 <text:s/>|................|</text:p>
      <text:p text:style-name="P1"><text:soft-page-break/>00003530 <text:s/>10 00 10 1e 00 00 00 00 <text:s/>00 00 65 00 00 00 00 00 <text:s/>|..........e.....|</text:p>
      <text:p text:style-name="P1">00003540 <text:s/>00 00 ea 02 00 00 12 00 <text:s/>00 00 00 00 00 00 00 00 <text:s/>|................|</text:p>
      <text:p text:style-name="P1">00003550 <text:s/>00 00 00 00 00 00 00 00 <text:s/>00 00 f7 00 00 00 10 00 <text:s/>|................|</text:p>
      <text:p text:style-name="P1">00003560 <text:s/>1a 00 68 40 00 00 00 00 <text:s/>00 00 00 00 00 00 00 00 <text:s/>|..h@............|</text:p>
      <text:p text:style-name="P1">00003570 <text:s/>00 00 64 02 00 00 12 00 <text:s/>10 00 c0 12 00 00 00 00 <text:s/>|..d.............|</text:p>
      <text:p text:style-name="P1">00003580 <text:s/>00 00 2f 00 00 00 00 00 <text:s/>00 00 fd 02 00 00 12 00 <text:s/>|../.............|</text:p>
      <text:p text:style-name="P1">00003590 <text:s/>10 00 c0 13 00 00 00 00 <text:s/>00 00 17 00 00 00 00 00 <text:s/>|................|</text:p>
      <text:p text:style-name="P1">000035a0 <text:s/>00 00 07 03 00 00 10 00 <text:s/>1a 00 64 40 00 00 00 00 <text:s/>|..........d@....|</text:p>
      <text:p text:style-name="P1">000035b0 <text:s/>00 00 00 00 00 00 00 00 <text:s/>00 00 13 03 00 00 12 00 <text:s/>|................|</text:p>
      <text:p text:style-name="P1">000035c0 <text:s/>10 00 72 15 00 00 00 00 <text:s/>00 00 9e 08 00 00 00 00 <text:s/>|..r.............|</text:p>
      <text:p text:style-name="P1">000035d0 <text:s/>00 00 18 03 00 00 12 00 <text:s/>00 00 00 00 00 00 00 00 <text:s/>|................|</text:p>
      <text:p text:style-name="P1">000035e0 <text:s/>00 00 00 00 00 00 00 00 <text:s/>00 00 2a 03 00 00 12 00 <text:s/>|..........*.....|</text:p>
      <text:p text:style-name="P1">000035f0 <text:s/>00 00 00 00 00 00 00 00 <text:s/>00 00 00 00 00 00 00 00 <text:s/>|................|</text:p>
      <text:p text:style-name="P1">00003600 <text:s/>00 00 3c 03 00 00 12 00 <text:s/>00 00 00 00 00 00 00 00 <text:s/>|..&lt;.............|</text:p>
      <text:p text:style-name="P1">00003610 <text:s/>00 00 00 00 00 00 00 00 <text:s/>00 00 4f 03 00 00 11 02 <text:s/>|..........O.....|</text:p>
      <text:p text:style-name="P1">00003620 <text:s/>19 00 68 40 00 00 00 00 <text:s/>00 00 00 00 00 00 00 00 <text:s/>|..h@............|</text:p>
      <text:p text:style-name="P1">00003630 <text:s/>00 00 5b 03 00 00 20 00 <text:s/>00 00 00 00 00 00 00 00 <text:s/>|..[... .........|</text:p>
      <text:p text:style-name="P1">00003640 <text:s/>00 00 00 00 00 00 00 00 <text:s/>00 00 75 03 00 00 22 00 <text:s/>|..........u...".|</text:p>
      <text:p text:style-name="P1">00003650 <text:s/>00 00 00 00 00 00 00 00 <text:s/>00 00 00 00 00 00 00 00 <text:s/>|................|</text:p>
      <text:p text:style-name="P1">00003660 <text:s/>00 00 3a 02 00 00 12 00 <text:s/>00 00 00 00 00 00 00 00 <text:s/>|..:.............|</text:p>
      <text:p text:style-name="P1">00003670 <text:s/>00 00 00 00 00 00 00 00 <text:s/>00 00 90 03 00 00 12 00 <text:s/>|................|</text:p>
      <text:p text:style-name="P1">00003680 <text:s/>10 00 d7 13 00 00 00 00 <text:s/>00 00 9b 01 00 00 00 00 <text:s/>|................|</text:p>
      <text:p text:style-name="P1">00003690 <text:s/>00 00 00 53 63 72 74 31 <text:s/>2e 6f 00 5f 5f 61 62 69 <text:s/>|...Scrt1.o.__abi|</text:p>
      <text:p text:style-name="P1">000036a0 <text:s/>5f 74 61 67 00 63 72 74 <text:s/>73 74 75 66 66 2e 63 00 <text:s/>|_tag.crtstuff.c.|</text:p>
      <text:p text:style-name="P1">000036b0 <text:s/>64 65 72 65 67 69 73 74 <text:s/>65 72 5f 74 6d 5f 63 6c <text:s/>|deregister_tm_cl|</text:p>
      <text:p text:style-name="P1">000036c0 <text:s/>6f 6e 65 73 00 5f 5f 64 <text:s/>6f 5f 67 6c 6f 62 61 6c <text:s/>|ones.__do_global|</text:p>
      <text:p text:style-name="P1">000036d0 <text:s/>5f 64 74 6f 72 73 5f 61 <text:s/>75 78 00 63 6f 6d 70 6c <text:s/>|_dtors_aux.compl|</text:p>
      <text:p text:style-name="P1">000036e0 <text:s/>65 74 65 64 2e 30 00 5f <text:s/>5f 64 6f 5f 67 6c 6f 62 <text:s/>|eted.0.__do_glob|</text:p>
      <text:p text:style-name="P1">000036f0 <text:s/>61 6c 5f 64 74 6f 72 73 <text:s/>5f 61 75 78 5f 66 69 6e <text:s/>|al_dtors_aux_fin|</text:p>
      <text:p text:style-name="P1">00003700 <text:s/>69 5f 61 72 72 61 79 5f <text:s/>65 6e 74 72 79 00 66 72 <text:s/>|i_array_entry.fr|</text:p>
      <text:p text:style-name="P1">00003710 <text:s/>61 6d 65 5f 64 75 6d 6d <text:s/>79 00 5f 5f 66 72 61 6d <text:s/>|ame_dummy.__fram|</text:p>
      <text:p text:style-name="P1">00003720 <text:s/>65 5f 64 75 6d 6d 79 5f <text:s/>69 6e 69 74 5f 61 72 72 <text:s/>|e_dummy_init_arr|</text:p>
      <text:p text:style-name="P1">00003730 <text:s/>61 79 5f 65 6e 74 72 79 <text:s/>00 54 72 69 76 69 61 6c <text:s/>|ay_entry.Trivial|</text:p>
      <text:p text:style-name="P1">00003740 <text:s/>2d 50 6f 6c 79 6d 6f 72 <text:s/>70 68 69 73 6d 2d 32 2e <text:s/>|-Polymorphism-2.|</text:p>
      <text:p text:style-name="P1">00003750 <text:s/>30 2e 63 00 66 75 6e 63 <text:s/>74 69 6f 6e 4c 69 73 74 <text:s/>|0.c.functionList|</text:p>
      <text:p text:style-name="P1">00003760 <text:s/>00 66 75 6e 63 74 69 6f <text:s/>6e 43 6f 75 6e 74 00 5f <text:s/>|.functionCount._|</text:p>
      <text:p text:style-name="P1">00003770 <text:s/>5f 46 52 41 4d 45 5f 45 <text:s/>4e 44 5f 5f 00 5f 5f 69 <text:s/>|_FRAME_END__.__i|</text:p>
      <text:p text:style-name="P1">00003780 <text:s/>6e 69 74 5f 61 72 72 61 <text:s/>79 5f 65 6e 64 00 5f 44 <text:s/>|nit_array_end._D|</text:p>
      <text:p text:style-name="P1">00003790 <text:s/>59 4e 41 4d 49 43 00 5f <text:s/>5f 69 6e 69 74 5f 61 72 <text:s/>|YNAMIC.__init_ar|</text:p>
      <text:p text:style-name="P1">000037a0 <text:s/>72 61 79 5f 73 74 61 72 <text:s/>74 00 5f 5f 47 4e 55 5f <text:s/>|ray_start.__GNU_|</text:p>
      <text:p text:style-name="P1">000037b0 <text:s/>45 48 5f 46 52 41 4d 45 <text:s/>5f 48 44 52 00 5f 47 4c <text:s/>|EH_FRAME_HDR._GL|</text:p>
      <text:p text:style-name="P1">000037c0 <text:s/>4f 42 41 4c 5f 4f 46 46 <text:s/>53 45 54 5f 54 41 42 4c <text:s/>|OBAL_OFFSET_TABL|</text:p>
      <text:p text:style-name="P1">000037d0 <text:s/>45 5f 00 5f 5f 6c 69 62 <text:s/>63 5f 63 73 75 5f 66 69 <text:s/>|E_.__libc_csu_fi|</text:p>
      <text:p text:style-name="P1">000037e0 <text:s/>6e 69 00 66 72 65 65 40 <text:s/>47 4c 49 42 43 5f 32 2e <text:s/>|ni.free@GLIBC_2.|</text:p>
      <text:p text:style-name="P1">000037f0 <text:s/>32 2e 35 00 5f 49 54 4d <text:s/>5f 64 65 72 65 67 69 73 <text:s/>|2.5._ITM_deregis|</text:p>
      <text:p text:style-name="P1">00003800 <text:s/>74 65 72 54 4d 43 6c 6f <text:s/>6e 65 54 61 62 6c 65 00 <text:s/>|terTMCloneTable.|</text:p>
      <text:p text:style-name="P1">00003810 <text:s/>70 75 74 73 40 47 4c 49 <text:s/>42 43 5f 32 2e 32 2e 35 <text:s/>|puts@GLIBC_2.2.5|</text:p>
      <text:p text:style-name="P1">00003820 <text:s/>00 55 43 52 61 45 48 63 <text:s/>42 43 00 66 72 65 61 64 <text:s/>|.UCRaEHcBC.fread|</text:p>
      <text:p text:style-name="P1">00003830 <text:s/>40 47 4c 49 42 43 5f 32 <text:s/>2e 32 2e 35 00 5f 65 64 <text:s/>|@GLIBC_2.2.5._ed|</text:p>
      <text:p text:style-name="P1">00003840 <text:s/>61 74 61 00 66 63 6c 6f <text:s/>73 65 40 47 4c 49 42 43 <text:s/>|ata.fclose@GLIBC|</text:p>
      <text:p text:style-name="P1">00003850 <text:s/>5f 32 2e 32 2e 35 00 73 <text:s/>74 72 6c 65 6e 40 47 4c <text:s/>|_2.2.5.strlen@GL|</text:p>
      <text:p text:style-name="P1">00003860 <text:s/>49 42 43 5f 32 2e 32 2e <text:s/>35 00 5f 5f 73 74 61 63 <text:s/>|IBC_2.2.5.__stac|</text:p>
      <text:p text:style-name="P1">00003870 <text:s/>6b 5f 63 68 6b 5f 66 61 <text:s/>69 6c 40 47 4c 49 42 43 <text:s/>|k_chk_fail@GLIBC|</text:p>
      <text:p text:style-name="P1">00003880 <text:s/>5f 32 2e 34 00 73 6e 70 <text:s/>72 69 6e 74 66 40 47 4c <text:s/>|_2.4.snprintf@GL|</text:p>
      <text:p text:style-name="P1">00003890 <text:s/>49 42 43 5f 32 2e 32 2e <text:s/>35 00 6d 65 6d 73 65 74 <text:s/>|IBC_2.2.5.memset|</text:p>
      <text:p text:style-name="P1">000038a0 <text:s/>40 47 4c 49 42 43 5f 32 <text:s/>2e 32 2e 35 00 5f 5f 6c <text:s/>|@GLIBC_2.2.5.__l|</text:p>
      <text:p text:style-name="P1">000038b0 <text:s/>69 62 63 5f 73 74 61 72 <text:s/>74 5f 6d 61 69 6e 40 47 <text:s/>|ibc_start_main@G|</text:p>
      <text:p text:style-name="P1">000038c0 <text:s/>4c 49 42 43 5f 32 2e 32 <text:s/>2e 35 00 73 72 61 6e 64 <text:s/>|LIBC_2.2.5.srand|</text:p>
      <text:p text:style-name="P1"><text:soft-page-break/>000038d0 <text:s/>40 47 4c 49 42 43 5f 32 <text:s/>2e 32 2e 35 00 6d 65 6d <text:s/>|@GLIBC_2.2.5.mem|</text:p>
      <text:p text:style-name="P1">000038e0 <text:s/>63 6d 70 40 47 4c 49 42 <text:s/>43 5f 32 2e 32 2e 35 00 <text:s/>|cmp@GLIBC_2.2.5.|</text:p>
      <text:p text:style-name="P1">000038f0 <text:s/>5f 5f 64 61 74 61 5f 73 <text:s/>74 61 72 74 00 66 65 6f <text:s/>|__data_start.feo|</text:p>
      <text:p text:style-name="P1">00003900 <text:s/>66 40 47 4c 49 42 43 5f <text:s/>32 2e 32 2e 35 00 5f 5f <text:s/>|f@GLIBC_2.2.5.__|</text:p>
      <text:p text:style-name="P1">00003910 <text:s/>67 6d 6f 6e 5f 73 74 61 <text:s/>72 74 5f 5f 00 73 74 61 <text:s/>|gmon_start__.sta|</text:p>
      <text:p text:style-name="P1">00003920 <text:s/>74 40 47 4c 49 42 43 5f <text:s/>32 2e 33 33 00 5f 5f 64 <text:s/>|t@GLIBC_2.33.__d|</text:p>
      <text:p text:style-name="P1">00003930 <text:s/>73 6f 5f 68 61 6e 64 6c <text:s/>65 00 6d 65 6d 63 70 79 <text:s/>|so_handle.memcpy|</text:p>
      <text:p text:style-name="P1">00003940 <text:s/>40 47 4c 49 42 43 5f 32 <text:s/>2e 31 34 00 5f 49 4f 5f <text:s/>|@GLIBC_2.14._IO_|</text:p>
      <text:p text:style-name="P1">00003950 <text:s/>73 74 64 69 6e 5f 75 73 <text:s/>65 64 00 74 69 6d 65 40 <text:s/>|stdin_used.time@|</text:p>
      <text:p text:style-name="P1">00003960 <text:s/>47 4c 49 42 43 5f 32 2e <text:s/>32 2e 35 00 5f 5f 6c 69 <text:s/>|GLIBC_2.2.5.__li|</text:p>
      <text:p text:style-name="P1">00003970 <text:s/>62 63 5f 63 73 75 5f 69 <text:s/>6e 69 74 00 6d 61 6c 6c <text:s/>|bc_csu_init.mall|</text:p>
      <text:p text:style-name="P1">00003980 <text:s/>6f 63 40 47 4c 49 42 43 <text:s/>5f 32 2e 32 2e 35 00 51 <text:s/>|oc@GLIBC_2.2.5.Q|</text:p>
      <text:p text:style-name="P1">00003990 <text:s/>64 5a 38 71 64 35 36 61 <text:s/>77 46 6d 76 5a 38 78 4b <text:s/>|dZ8qd56awFmvZ8xK|</text:p>
      <text:p text:style-name="P1">000039a0 <text:s/>67 31 00 5f 5f 62 73 73 <text:s/>5f 73 74 61 72 74 00 6d <text:s/>|g1.__bss_start.m|</text:p>
      <text:p text:style-name="P1">000039b0 <text:s/>61 69 6e 00 63 68 6d 6f <text:s/>64 40 47 4c 49 42 43 5f <text:s/>|ain.chmod@GLIBC_|</text:p>
      <text:p text:style-name="P1">000039c0 <text:s/>32 2e 32 2e 35 00 66 6f <text:s/>70 65 6e 40 47 4c 49 42 <text:s/>|2.2.5.fopen@GLIB|</text:p>
      <text:p text:style-name="P1">000039d0 <text:s/>43 5f 32 2e 32 2e 35 00 <text:s/>66 77 72 69 74 65 40 47 <text:s/>|C_2.2.5.fwrite@G|</text:p>
      <text:p text:style-name="P1">000039e0 <text:s/>4c 49 42 43 5f 32 2e 32 <text:s/>2e 35 00 5f 5f 54 4d 43 <text:s/>|LIBC_2.2.5.__TMC|</text:p>
      <text:p text:style-name="P1">000039f0 <text:s/>5f 45 4e 44 5f 5f 00 5f <text:s/>49 54 4d 5f 72 65 67 69 <text:s/>|_END__._ITM_regi|</text:p>
      <text:p text:style-name="P1">00003a00 <text:s/>73 74 65 72 54 4d 43 6c <text:s/>6f 6e 65 54 61 62 6c 65 <text:s/>|sterTMCloneTable|</text:p>
      <text:p text:style-name="P1">00003a10 <text:s/>00 5f 5f 63 78 61 5f 66 <text:s/>69 6e 61 6c 69 7a 65 40 <text:s/>|.__cxa_finalize@|</text:p>
      <text:p text:style-name="P1">00003a20 <text:s/>47 4c 49 42 43 5f 32 2e <text:s/>32 2e 35 00 76 38 54 35 <text:s/>|GLIBC_2.2.5.v8T5|</text:p>
      <text:p text:style-name="P1">00003a30 <text:s/>44 76 34 46 00 00 2e 73 <text:s/>79 6d 74 61 62 00 2e 73 <text:s/>|Dv4F...symtab..s|</text:p>
      <text:p text:style-name="P1">00003a40 <text:s/>74 72 74 61 62 00 2e 73 <text:s/>68 73 74 72 74 61 62 00 <text:s/>|trtab..shstrtab.|</text:p>
      <text:p text:style-name="P1">00003a50 <text:s/>2e 69 6e 74 65 72 70 00 <text:s/>2e 6e 6f 74 65 2e 67 6e <text:s/>|.interp..note.gn|</text:p>
      <text:p text:style-name="P1">00003a60 <text:s/>75 2e 70 72 6f 70 65 72 <text:s/>74 79 00 2e 6e 6f 74 65 <text:s/>|u.property..note|</text:p>
      <text:p text:style-name="P1">00003a70 <text:s/>2e 67 6e 75 2e 62 75 69 <text:s/>6c 64 2d 69 64 00 2e 6e <text:s/>|.gnu.build-id..n|</text:p>
      <text:p text:style-name="P1">00003a80 <text:s/>6f 74 65 2e 41 42 49 2d <text:s/>74 61 67 00 2e 67 6e 75 <text:s/>|ote.ABI-tag..gnu|</text:p>
      <text:p text:style-name="P1">00003a90 <text:s/>2e 68 61 73 68 00 2e 64 <text:s/>79 6e 73 79 6d 00 2e 64 <text:s/>|.hash..dynsym..d|</text:p>
      <text:p text:style-name="P1">00003aa0 <text:s/>79 6e 73 74 72 00 2e 67 <text:s/>6e 75 2e 76 65 72 73 69 <text:s/>|ynstr..gnu.versi|</text:p>
      <text:p text:style-name="P1">00003ab0 <text:s/>6f 6e 00 2e 67 6e 75 2e <text:s/>76 65 72 73 69 6f 6e 5f <text:s/>|on..gnu.version_|</text:p>
      <text:p text:style-name="P1">00003ac0 <text:s/>72 00 2e 72 65 6c 61 2e <text:s/>64 79 6e 00 2e 72 65 6c <text:s/>|r..rela.dyn..rel|</text:p>
      <text:p text:style-name="P1">00003ad0 <text:s/>61 2e 70 6c 74 00 2e 69 <text:s/>6e 69 74 00 2e 70 6c 74 <text:s/>|a.plt..init..plt|</text:p>
      <text:p text:style-name="P1">00003ae0 <text:s/>2e 67 6f 74 00 2e 70 6c <text:s/>74 2e 73 65 63 00 2e 74 <text:s/>|.got..plt.sec..t|</text:p>
      <text:p text:style-name="P1">00003af0 <text:s/>65 78 74 00 2e 66 69 6e <text:s/>69 00 2e 72 6f 64 61 74 <text:s/>|ext..fini..rodat|</text:p>
      <text:p text:style-name="P1">00003b00 <text:s/>61 00 2e 65 68 5f 66 72 <text:s/>61 6d 65 5f 68 64 72 00 <text:s/>|a..eh_frame_hdr.|</text:p>
      <text:p text:style-name="P1">00003b10 <text:s/>2e 65 68 5f 66 72 61 6d <text:s/>65 00 2e 69 6e 69 74 5f <text:s/>|.eh_frame..init_|</text:p>
      <text:p text:style-name="P1">00003b20 <text:s/>61 72 72 61 79 00 2e 66 <text:s/>69 6e 69 5f 61 72 72 61 <text:s/>|array..fini_arra|</text:p>
      <text:p text:style-name="P1">00003b30 <text:s/>79 00 2e 64 79 6e 61 6d <text:s/>69 63 00 2e 64 61 74 61 <text:s/>|y..dynamic..data|</text:p>
      <text:p text:style-name="P1">00003b40 <text:s/>00 2e 62 73 73 00 2e 63 <text:s/>6f 6d 6d 65 6e 74 00 00 <text:s/>|..bss..comment..|</text:p>
      <text:p text:style-name="P1">00003b50 <text:s/>00 00 00 00 00 00 00 00 <text:s/>00 00 00 00 00 00 00 00 <text:s/>|................|</text:p>
      <text:p text:style-name="P1">*</text:p>
      <text:p text:style-name="P1">00003b90 <text:s/>00 00 00 00 1b 00 00 00 <text:s/>01 00 00 00 02 00 00 00 <text:s/>|................|</text:p>
      <text:p text:style-name="P1">00003ba0 <text:s/>00 00 00 00 18 03 00 00 <text:s/>00 00 00 00 18 03 00 00 <text:s/>|................|</text:p>
      <text:p text:style-name="P1">00003bb0 <text:s/>00 00 00 00 1c 00 00 00 <text:s/>00 00 00 00 00 00 00 00 <text:s/>|................|</text:p>
      <text:p text:style-name="P1">00003bc0 <text:s/>00 00 00 00 01 00 00 00 <text:s/>00 00 00 00 00 00 00 00 <text:s/>|................|</text:p>
      <text:p text:style-name="P1">00003bd0 <text:s/>00 00 00 00 23 00 00 00 <text:s/>07 00 00 00 02 00 00 00 <text:s/>|....#...........|</text:p>
      <text:p text:style-name="P1">00003be0 <text:s/>00 00 00 00 38 03 00 00 <text:s/>00 00 00 00 38 03 00 00 <text:s/>|....8.......8...|</text:p>
      <text:p text:style-name="P1">00003bf0 <text:s/>00 00 00 00 30 00 00 00 <text:s/>00 00 00 00 00 00 00 00 <text:s/>|....0...........|</text:p>
      <text:p text:style-name="P1">00003c00 <text:s/>00 00 00 00 08 00 00 00 <text:s/>00 00 00 00 00 00 00 00 <text:s/>|................|</text:p>
      <text:p text:style-name="P1">00003c10 <text:s/>00 00 00 00 36 00 00 00 <text:s/>07 00 00 00 02 00 00 00 <text:s/>|....6...........|</text:p>
      <text:p text:style-name="P1">00003c20 <text:s/>00 00 00 00 68 03 00 00 <text:s/>00 00 00 00 68 03 00 00 <text:s/>|....h.......h...|</text:p>
      <text:p text:style-name="P1">00003c30 <text:s/>00 00 00 00 24 00 00 00 <text:s/>00 00 00 00 00 00 00 00 <text:s/>|....$...........|</text:p>
      <text:p text:style-name="P1">00003c40 <text:s/>00 00 00 00 04 00 00 00 <text:s/>00 00 00 00 00 00 00 00 <text:s/>|................|</text:p>
      <text:p text:style-name="P1">00003c50 <text:s/>00 00 00 00 49 00 00 00 <text:s/>07 00 00 00 02 00 00 00 <text:s/>|....I...........|</text:p>
      <text:p text:style-name="P1">00003c60 <text:s/>00 00 00 00 8c 03 00 00 <text:s/>00 00 00 00 8c 03 00 00 <text:s/>|................|</text:p>
      <text:p text:style-name="P1">00003c70 <text:s/>00 00 00 00 20 00 00 00 <text:s/>00 00 00 00 00 00 00 00 <text:s/>|.... ...........|</text:p>
      <text:p text:style-name="P1">00003c80 <text:s/>00 00 00 00 04 00 00 00 <text:s/>00 00 00 00 00 00 00 00 <text:s/>|................|</text:p>
      <text:p text:style-name="P1"><text:soft-page-break/>00003c90 <text:s/>00 00 00 00 57 00 00 00 <text:s/>f6 ff ff 6f 02 00 00 00 <text:s/>|....W......o....|</text:p>
      <text:p text:style-name="P1">00003ca0 <text:s/>00 00 00 00 b0 03 00 00 <text:s/>00 00 00 00 b0 03 00 00 <text:s/>|................|</text:p>
      <text:p text:style-name="P1">00003cb0 <text:s/>00 00 00 00 24 00 00 00 <text:s/>00 00 00 00 06 00 00 00 <text:s/>|....$...........|</text:p>
      <text:p text:style-name="P1">00003cc0 <text:s/>00 00 00 00 08 00 00 00 <text:s/>00 00 00 00 00 00 00 00 <text:s/>|................|</text:p>
      <text:p text:style-name="P1">00003cd0 <text:s/>00 00 00 00 61 00 00 00 <text:s/>0b 00 00 00 02 00 00 00 <text:s/>|....a...........|</text:p>
      <text:p text:style-name="P1">00003ce0 <text:s/>00 00 00 00 d8 03 00 00 <text:s/>00 00 00 00 d8 03 00 00 <text:s/>|................|</text:p>
      <text:p text:style-name="P1">00003cf0 <text:s/>00 00 00 00 70 02 00 00 <text:s/>00 00 00 00 07 00 00 00 <text:s/>|....p...........|</text:p>
      <text:p text:style-name="P1">00003d00 <text:s/>01 00 00 00 08 00 00 00 <text:s/>00 00 00 00 18 00 00 00 <text:s/>|................|</text:p>
      <text:p text:style-name="P1">00003d10 <text:s/>00 00 00 00 69 00 00 00 <text:s/>03 00 00 00 02 00 00 00 <text:s/>|....i...........|</text:p>
      <text:p text:style-name="P1">00003d20 <text:s/>00 00 00 00 48 06 00 00 <text:s/>00 00 00 00 48 06 00 00 <text:s/>|....H.......H...|</text:p>
      <text:p text:style-name="P1">00003d30 <text:s/>00 00 00 00 19 01 00 00 <text:s/>00 00 00 00 00 00 00 00 <text:s/>|................|</text:p>
      <text:p text:style-name="P1">00003d40 <text:s/>00 00 00 00 01 00 00 00 <text:s/>00 00 00 00 00 00 00 00 <text:s/>|................|</text:p>
      <text:p text:style-name="P1">00003d50 <text:s/>00 00 00 00 71 00 00 00 <text:s/>ff ff ff 6f 02 00 00 00 <text:s/>|....q......o....|</text:p>
      <text:p text:style-name="P1">00003d60 <text:s/>00 00 00 00 62 07 00 00 <text:s/>00 00 00 00 62 07 00 00 <text:s/>|....b.......b...|</text:p>
      <text:p text:style-name="P1">00003d70 <text:s/>00 00 00 00 34 00 00 00 <text:s/>00 00 00 00 06 00 00 00 <text:s/>|....4...........|</text:p>
      <text:p text:style-name="P1">00003d80 <text:s/>00 00 00 00 02 00 00 00 <text:s/>00 00 00 00 02 00 00 00 <text:s/>|................|</text:p>
      <text:p text:style-name="P1">00003d90 <text:s/>00 00 00 00 7e 00 00 00 <text:s/>fe ff ff 6f 02 00 00 00 <text:s/>|....~......o....|</text:p>
      <text:p text:style-name="P1">00003da0 <text:s/>00 00 00 00 98 07 00 00 <text:s/>00 00 00 00 98 07 00 00 <text:s/>|................|</text:p>
      <text:p text:style-name="P1">00003db0 <text:s/>00 00 00 00 50 00 00 00 <text:s/>00 00 00 00 07 00 00 00 <text:s/>|....P...........|</text:p>
      <text:p text:style-name="P1">00003dc0 <text:s/>01 00 00 00 08 00 00 00 <text:s/>00 00 00 00 00 00 00 00 <text:s/>|................|</text:p>
      <text:p text:style-name="P1">00003dd0 <text:s/>00 00 00 00 8d 00 00 00 <text:s/>04 00 00 00 02 00 00 00 <text:s/>|................|</text:p>
      <text:p text:style-name="P1">00003de0 <text:s/>00 00 00 00 e8 07 00 00 <text:s/>00 00 00 00 e8 07 00 00 <text:s/>|................|</text:p>
      <text:p text:style-name="P1">00003df0 <text:s/>00 00 00 00 c0 00 00 00 <text:s/>00 00 00 00 06 00 00 00 <text:s/>|................|</text:p>
      <text:p text:style-name="P1">00003e00 <text:s/>00 00 00 00 08 00 00 00 <text:s/>00 00 00 00 18 00 00 00 <text:s/>|................|</text:p>
      <text:p text:style-name="P1">00003e10 <text:s/>00 00 00 00 97 00 00 00 <text:s/>04 00 00 00 42 00 00 00 <text:s/>|............B...|</text:p>
      <text:p text:style-name="P1">00003e20 <text:s/>00 00 00 00 a8 08 00 00 <text:s/>00 00 00 00 a8 08 00 00 <text:s/>|................|</text:p>
      <text:p text:style-name="P1">00003e30 <text:s/>00 00 00 00 e0 01 00 00 <text:s/>00 00 00 00 06 00 00 00 <text:s/>|................|</text:p>
      <text:p text:style-name="P1">00003e40 <text:s/>18 00 00 00 08 00 00 00 <text:s/>00 00 00 00 18 00 00 00 <text:s/>|................|</text:p>
      <text:p text:style-name="P1">00003e50 <text:s/>00 00 00 00 a1 00 00 00 <text:s/>01 00 00 00 06 00 00 00 <text:s/>|................|</text:p>
      <text:p text:style-name="P1">00003e60 <text:s/>00 00 00 00 00 10 00 00 <text:s/>00 00 00 00 00 10 00 00 <text:s/>|................|</text:p>
      <text:p text:style-name="P1">00003e70 <text:s/>00 00 00 00 1b 00 00 00 <text:s/>00 00 00 00 00 00 00 00 <text:s/>|................|</text:p>
      <text:p text:style-name="P1">00003e80 <text:s/>00 00 00 00 04 00 00 00 <text:s/>00 00 00 00 00 00 00 00 <text:s/>|................|</text:p>
      <text:p text:style-name="P1">00003e90 <text:s/>00 00 00 00 9c 00 00 00 <text:s/>01 00 00 00 06 00 00 00 <text:s/>|................|</text:p>
      <text:p text:style-name="P1">00003ea0 <text:s/>00 00 00 00 20 10 00 00 <text:s/>00 00 00 00 20 10 00 00 <text:s/>|.... ....... ...|</text:p>
      <text:p text:style-name="P1">00003eb0 <text:s/>00 00 00 00 50 01 00 00 <text:s/>00 00 00 00 00 00 00 00 <text:s/>|....P...........|</text:p>
      <text:p text:style-name="P1">00003ec0 <text:s/>00 00 00 00 10 00 00 00 <text:s/>00 00 00 00 10 00 00 00 <text:s/>|................|</text:p>
      <text:p text:style-name="P1">00003ed0 <text:s/>00 00 00 00 a7 00 00 00 <text:s/>01 00 00 00 06 00 00 00 <text:s/>|................|</text:p>
      <text:p text:style-name="P1">00003ee0 <text:s/>00 00 00 00 70 11 00 00 <text:s/>00 00 00 00 70 11 00 00 <text:s/>|....p.......p...|</text:p>
      <text:p text:style-name="P1">00003ef0 <text:s/>00 00 00 00 10 00 00 00 <text:s/>00 00 00 00 00 00 00 00 <text:s/>|................|</text:p>
      <text:p text:style-name="P1">00003f00 <text:s/>00 00 00 00 10 00 00 00 <text:s/>00 00 00 00 10 00 00 00 <text:s/>|................|</text:p>
      <text:p text:style-name="P1">00003f10 <text:s/>00 00 00 00 b0 00 00 00 <text:s/>01 00 00 00 06 00 00 00 <text:s/>|................|</text:p>
      <text:p text:style-name="P1">00003f20 <text:s/>00 00 00 00 80 11 00 00 <text:s/>00 00 00 00 80 11 00 00 <text:s/>|................|</text:p>
      <text:p text:style-name="P1">00003f30 <text:s/>00 00 00 00 40 01 00 00 <text:s/>00 00 00 00 00 00 00 00 <text:s/>|....@...........|</text:p>
      <text:p text:style-name="P1">00003f40 <text:s/>00 00 00 00 10 00 00 00 <text:s/>00 00 00 00 10 00 00 00 <text:s/>|................|</text:p>
      <text:p text:style-name="P1">00003f50 <text:s/>00 00 00 00 b9 00 00 00 <text:s/>01 00 00 00 06 00 00 00 <text:s/>|................|</text:p>
      <text:p text:style-name="P1">00003f60 <text:s/>00 00 00 00 c0 12 00 00 <text:s/>00 00 00 00 c0 12 00 00 <text:s/>|................|</text:p>
      <text:p text:style-name="P1">00003f70 <text:s/>00 00 00 00 c5 0b 00 00 <text:s/>00 00 00 00 00 00 00 00 <text:s/>|................|</text:p>
      <text:p text:style-name="P1">00003f80 <text:s/>00 00 00 00 10 00 00 00 <text:s/>00 00 00 00 00 00 00 00 <text:s/>|................|</text:p>
      <text:p text:style-name="P1">00003f90 <text:s/>00 00 00 00 bf 00 00 00 <text:s/>01 00 00 00 06 00 00 00 <text:s/>|................|</text:p>
      <text:p text:style-name="P1">00003fa0 <text:s/>00 00 00 00 88 1e 00 00 <text:s/>00 00 00 00 88 1e 00 00 <text:s/>|................|</text:p>
      <text:p text:style-name="P1">00003fb0 <text:s/>00 00 00 00 0d 00 00 00 <text:s/>00 00 00 00 00 00 00 00 <text:s/>|................|</text:p>
      <text:p text:style-name="P1">00003fc0 <text:s/>00 00 00 00 04 00 00 00 <text:s/>00 00 00 00 00 00 00 00 <text:s/>|................|</text:p>
      <text:p text:style-name="P1">00003fd0 <text:s/>00 00 00 00 c5 00 00 00 <text:s/>01 00 00 00 02 00 00 00 <text:s/>|................|</text:p>
      <text:p text:style-name="P1">00003fe0 <text:s/>00 00 00 00 00 20 00 00 <text:s/>00 00 00 00 00 20 00 00 <text:s/>|..... ....... ..|</text:p>
      <text:p text:style-name="P1">00003ff0 <text:s/>00 00 00 00 1d 01 00 00 <text:s/>00 00 00 00 00 00 00 00 <text:s/>|................|</text:p>
      <text:p text:style-name="P1">00004000 <text:s/>00 00 00 00 08 00 00 00 <text:s/>00 00 00 00 00 00 00 00 <text:s/>|................|</text:p>
      <text:p text:style-name="P1">00004010 <text:s/>00 00 00 00 cd 00 00 00 <text:s/>01 00 00 00 02 00 00 00 <text:s/>|................|</text:p>
      <text:p text:style-name="P1">00004020 <text:s/>00 00 00 00 20 21 00 00 <text:s/>00 00 00 00 20 21 00 00 <text:s/>|.... !...... !..|</text:p>
      <text:p text:style-name="P1"><text:soft-page-break/>00004030 <text:s/>00 00 00 00 5c 00 00 00 <text:s/>00 00 00 00 00 00 00 00 <text:s/>|....\...........|</text:p>
      <text:p text:style-name="P1">00004040 <text:s/>00 00 00 00 04 00 00 00 <text:s/>00 00 00 00 00 00 00 00 <text:s/>|................|</text:p>
      <text:p text:style-name="P1">00004050 <text:s/>00 00 00 00 db 00 00 00 <text:s/>01 00 00 00 02 00 00 00 <text:s/>|................|</text:p>
      <text:p text:style-name="P1">00004060 <text:s/>00 00 00 00 80 21 00 00 <text:s/>00 00 00 00 80 21 00 00 <text:s/>|.....!.......!..|</text:p>
      <text:p text:style-name="P1">00004070 <text:s/>00 00 00 00 68 01 00 00 <text:s/>00 00 00 00 00 00 00 00 <text:s/>|....h...........|</text:p>
      <text:p text:style-name="P1">00004080 <text:s/>00 00 00 00 08 00 00 00 <text:s/>00 00 00 00 00 00 00 00 <text:s/>|................|</text:p>
      <text:p text:style-name="P1">00004090 <text:s/>00 00 00 00 e5 00 00 00 <text:s/>0e 00 00 00 03 00 00 00 <text:s/>|................|</text:p>
      <text:p text:style-name="P1">000040a0 <text:s/>00 00 00 00 20 3d 00 00 <text:s/>00 00 00 00 20 2d 00 00 <text:s/>|.... =...... -..|</text:p>
      <text:p text:style-name="P1">000040b0 <text:s/>00 00 00 00 08 00 00 00 <text:s/>00 00 00 00 00 00 00 00 <text:s/>|................|</text:p>
      <text:p text:style-name="P1">000040c0 <text:s/>00 00 00 00 08 00 00 00 <text:s/>00 00 00 00 08 00 00 00 <text:s/>|................|</text:p>
      <text:p text:style-name="P1">000040d0 <text:s/>00 00 00 00 f1 00 00 00 <text:s/>0f 00 00 00 03 00 00 00 <text:s/>|................|</text:p>
      <text:p text:style-name="P1">000040e0 <text:s/>00 00 00 00 28 3d 00 00 <text:s/>00 00 00 00 28 2d 00 00 <text:s/>|....(=......(-..|</text:p>
      <text:p text:style-name="P1">000040f0 <text:s/>00 00 00 00 08 00 00 00 <text:s/>00 00 00 00 00 00 00 00 <text:s/>|................|</text:p>
      <text:p text:style-name="P1">00004100 <text:s/>00 00 00 00 08 00 00 00 <text:s/>00 00 00 00 08 00 00 00 <text:s/>|................|</text:p>
      <text:p text:style-name="P1">00004110 <text:s/>00 00 00 00 fd 00 00 00 <text:s/>06 00 00 00 03 00 00 00 <text:s/>|................|</text:p>
      <text:p text:style-name="P1">00004120 <text:s/>00 00 00 00 30 3d 00 00 <text:s/>00 00 00 00 30 2d 00 00 <text:s/>|....0=......0-..|</text:p>
      <text:p text:style-name="P1">00004130 <text:s/>00 00 00 00 f0 01 00 00 <text:s/>00 00 00 00 07 00 00 00 <text:s/>|................|</text:p>
      <text:p text:style-name="P1">00004140 <text:s/>00 00 00 00 08 00 00 00 <text:s/>00 00 00 00 10 00 00 00 <text:s/>|................|</text:p>
      <text:p text:style-name="P1">00004150 <text:s/>00 00 00 00 ab 00 00 00 <text:s/>01 00 00 00 03 00 00 00 <text:s/>|................|</text:p>
      <text:p text:style-name="P1">00004160 <text:s/>00 00 00 00 20 3f 00 00 <text:s/>00 00 00 00 20 2f 00 00 <text:s/>|.... ?...... /..|</text:p>
      <text:p text:style-name="P1">00004170 <text:s/>00 00 00 00 e0 00 00 00 <text:s/>00 00 00 00 00 00 00 00 <text:s/>|................|</text:p>
      <text:p text:style-name="P1">00004180 <text:s/>00 00 00 00 08 00 00 00 <text:s/>00 00 00 00 08 00 00 00 <text:s/>|................|</text:p>
      <text:p text:style-name="P1">00004190 <text:s/>00 00 00 00 06 01 00 00 <text:s/>01 00 00 00 03 00 00 00 <text:s/>|................|</text:p>
      <text:p text:style-name="P1">000041a0 <text:s/>00 00 00 00 00 40 00 00 <text:s/>00 00 00 00 00 30 00 00 <text:s/>|.....@.......0..|</text:p>
      <text:p text:style-name="P1">000041b0 <text:s/>00 00 00 00 64 00 00 00 <text:s/>00 00 00 00 00 00 00 00 <text:s/>|....d...........|</text:p>
      <text:p text:style-name="P1">000041c0 <text:s/>00 00 00 00 20 00 00 00 <text:s/>00 00 00 00 00 00 00 00 <text:s/>|.... ...........|</text:p>
      <text:p text:style-name="P1">000041d0 <text:s/>00 00 00 00 0c 01 00 00 <text:s/>08 00 00 00 03 00 00 00 <text:s/>|................|</text:p>
      <text:p text:style-name="P1">000041e0 <text:s/>00 00 00 00 64 40 00 00 <text:s/>00 00 00 00 64 30 00 00 <text:s/>|....d@......d0..|</text:p>
      <text:p text:style-name="P1">000041f0 <text:s/>00 00 00 00 04 00 00 00 <text:s/>00 00 00 00 00 00 00 00 <text:s/>|................|</text:p>
      <text:p text:style-name="P1">00004200 <text:s/>00 00 00 00 01 00 00 00 <text:s/>00 00 00 00 00 00 00 00 <text:s/>|................|</text:p>
      <text:p text:style-name="P1">00004210 <text:s/>00 00 00 00 11 01 00 00 <text:s/>01 00 00 00 30 00 00 00 <text:s/>|............0...|</text:p>
      <text:p text:style-name="P1">00004220 <text:s/>00 00 00 00 00 00 00 00 <text:s/>00 00 00 00 64 30 00 00 <text:s/>|............d0..|</text:p>
      <text:p text:style-name="P1">00004230 <text:s/>00 00 00 00 25 00 00 00 <text:s/>00 00 00 00 00 00 00 00 <text:s/>|....%...........|</text:p>
      <text:p text:style-name="P1">00004240 <text:s/>00 00 00 00 01 00 00 00 <text:s/>00 00 00 00 01 00 00 00 <text:s/>|................|</text:p>
      <text:p text:style-name="P1">00004250 <text:s/>00 00 00 00 01 00 00 00 <text:s/>02 00 00 00 00 00 00 00 <text:s/>|................|</text:p>
      <text:p text:style-name="P1">00004260 <text:s/>00 00 00 00 00 00 00 00 <text:s/>00 00 00 00 90 30 00 00 <text:s/>|.............0..|</text:p>
      <text:p text:style-name="P1">00004270 <text:s/>00 00 00 00 00 06 00 00 <text:s/>00 00 00 00 1d 00 00 00 <text:s/>|................|</text:p>
      <text:p text:style-name="P1">00004280 <text:s/>17 00 00 00 08 00 00 00 <text:s/>00 00 00 00 18 00 00 00 <text:s/>|................|</text:p>
      <text:p text:style-name="P1">00004290 <text:s/>00 00 00 00 09 00 00 00 <text:s/>03 00 00 00 00 00 00 00 <text:s/>|................|</text:p>
      <text:p text:style-name="P1">000042a0 <text:s/>00 00 00 00 00 00 00 00 <text:s/>00 00 00 00 90 36 00 00 <text:s/>|.............6..|</text:p>
      <text:p text:style-name="P1">000042b0 <text:s/>00 00 00 00 a1 03 00 00 <text:s/>00 00 00 00 00 00 00 00 <text:s/>|................|</text:p>
      <text:p text:style-name="P1">000042c0 <text:s/>00 00 00 00 01 00 00 00 <text:s/>00 00 00 00 00 00 00 00 <text:s/>|................|</text:p>
      <text:p text:style-name="P1">000042d0 <text:s/>00 00 00 00 11 00 00 00 <text:s/>03 00 00 00 00 00 00 00 <text:s/>|................|</text:p>
      <text:p text:style-name="P1">000042e0 <text:s/>00 00 00 00 00 00 00 00 <text:s/>00 00 00 00 31 3a 00 00 <text:s/>|............1:..|</text:p>
      <text:p text:style-name="P1">000042f0 <text:s/>00 00 00 00 1a 01 00 00 <text:s/>00 00 00 00 00 00 00 00 <text:s/>|................|</text:p>
      <text:p text:style-name="P1">00004300 <text:s/>00 00 00 00 01 00 00 00 <text:s/>00 00 00 00 00 00 00 00 <text:s/>|................|</text:p>
      <text:p text:style-name="P1">00004310 <text:s/>00 00 00 00 <text:s text:c="38"/>|....|</text:p>
      <text:p text:style-name="P1">0000431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Mono" svg:font-family="Mono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4T23:22:31.942849287</meta:creation-date>
    <dc:date>2021-12-04T23:48:02.724681379</dc:date>
    <meta:editing-duration>PT25M28S</meta:editing-duration>
    <meta:editing-cycles>8</meta:editing-cycles>
    <meta:generator>LibreOffice/7.1.7.2$Linux_X86_64 LibreOffice_project/10$Build-2</meta:generator>
    <meta:document-statistic meta:table-count="0" meta:image-count="0" meta:object-count="0" meta:page-count="14" meta:paragraph-count="802" meta:word-count="14380" meta:character-count="61935" meta:non-whitespace-character-count="45940"/>
  </office:meta>
</office:document-meta>
</file>